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8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110.2pt" style:use-optimal-column-width="false"/>
    </style:style>
    <style:style style:name="ACOL-8" style:family="table-column">
      <style:table-column-properties style:column-width="117pt" style:use-optimal-column-width="true"/>
    </style:style>
    <style:style style:name="ACOL-9" style:family="table-column">
      <style:table-column-properties style:column-width="81pt" style:use-optimal-column-width="false"/>
    </style:style>
    <style:style style:name="ACOL-10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0"/>
        <table:table-column table:default-cell-style-name="ACE-3" table:style-name="ACOL-5" table:number-columns-repeated="2"/>
        <table:table-column table:default-cell-style-name="ACE-3" table:style-name="ACOL-0"/>
        <table:table-column table:default-cell-style-name="ACE-3" table:style-name="ACOL-9"/>
        <table:table-column table:default-cell-style-name="ACE-3" table:style-name="ACOL-0" table:number-columns-repeated="3"/>
        <table:table-column table:default-cell-style-name="ACE-3" table:style-name="ACOL-10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number-columns-repeated="23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5</text:p>
          </table:table-cell>
          <table:table-cell table:style-name="ACE-3" table:formula="of:=ROUND([.R2]+[.S2]/60;3)" office:value-type="float" office:value="77.150000000000006">
            <text:p>77.15</text:p>
          </table:table-cell>
          <table:table-cell table:style-name="ACE-3" table:formula="of:=ROUND(-([.T2]+[.U2]/60);3)" office:value-type="float" office:value="-66.882999999999996">
            <text:p>−66.883</text:p>
          </table:table-cell>
          <table:table-cell table:style-name="ACE-6" table:formula="of:=[.AB2]" office:value-type="float" office:value="5645">
            <text:p>5645</text:p>
          </table:table-cell>
          <table:table-cell table:style-name="ACE-6" table:formula="of:=[.AC2]" office:value-type="float" office:value="105">
            <text:p>10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.5999999999999996">
            <text:p>5.6</text:p>
          </table:table-cell>
          <table:table-cell table:style-name="ACE-4" table:formula="of:=IF(ABS([.M2])&gt;50;10;IF([.M2]&lt;5;1;[.M2]*0.20000000000000001))" office:value-type="float" office:value="1.1199999999999999">
            <text:p>1.1</text:p>
          </table:table-cell>
          <table:table-cell table:style-name="ACE-4" table:formula="of:=IF(ABS([.M2])&gt;50;10;IF([.M2]&lt;5;1;[.M2]*0.20000000000000001))" office:value-type="float" office:value="1.1199999999999999">
            <text:p>1.1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from grey marine silt terrace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5240">
            <text:p>5240</text:p>
          </table:table-cell>
          <table:table-cell table:style-name="ACE-3" office:value-type="float" office:value="100">
            <text:p>1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]/-8033))*0.97499999999999998^2/(1+[.Y2]/1000)^2" office:value-type="float" office:value="0.49524303971088829">
            <text:p>0.4952</text:p>
          </table:table-cell>
          <table:table-cell table:style-name="ACE-7" table:formula="of:=ROUND(-8033*LN([.AA2]);0)" office:value-type="float" office:value="5645">
            <text:p>5645</text:p>
          </table:table-cell>
          <table:table-cell table:style-name="ACE-7" table:formula="of:=ROUND(SQRT([.X2]^2+(16.065999999999999*[.Z2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6</text:p>
          </table:table-cell>
          <table:table-cell table:style-name="ACE-3" table:formula="of:=ROUND([.R3]+[.S3]/60;3)" office:value-type="float" office:value="77.150000000000006">
            <text:p>77.15</text:p>
          </table:table-cell>
          <table:table-cell table:style-name="ACE-3" table:formula="of:=ROUND(-([.T3]+[.U3]/60);3)" office:value-type="float" office:value="-66.882999999999996">
            <text:p>−66.883</text:p>
          </table:table-cell>
          <table:table-cell table:style-name="ACE-6" table:formula="of:=[.AB3]" office:value-type="float" office:value="5955">
            <text:p>5955</text:p>
          </table:table-cell>
          <table:table-cell table:style-name="ACE-6" table:formula="of:=[.AC3]" office:value-type="float" office:value="105">
            <text:p>10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.3000000000000007">
            <text:p>9.3</text:p>
          </table:table-cell>
          <table:table-cell table:style-name="ACE-4" table:formula="of:=IF(ABS([.M3])&gt;50;10;IF([.M3]&lt;5;1;[.M3]*0.20000000000000001))" office:value-type="float" office:value="1.8600000000000003">
            <text:p>1.9</text:p>
          </table:table-cell>
          <table:table-cell table:style-name="ACE-4" table:formula="of:=IF(ABS([.M3])&gt;50;10;IF([.M3]&lt;5;1;[.M3]*0.20000000000000001))" office:value-type="float" office:value="1.8600000000000003">
            <text:p>1.9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grey marine silt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5550">
            <text:p>5550</text:p>
          </table:table-cell>
          <table:table-cell table:style-name="ACE-3" office:value-type="float" office:value="100">
            <text:p>1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]/-8033))*0.97499999999999998^2/(1+[.Y3]/1000)^2" office:value-type="float" office:value="0.4764952804799214">
            <text:p>0.4765</text:p>
          </table:table-cell>
          <table:table-cell table:style-name="ACE-7" table:formula="of:=ROUND(-8033*LN([.AA3]);0)" office:value-type="float" office:value="5955">
            <text:p>5955</text:p>
          </table:table-cell>
          <table:table-cell table:style-name="ACE-7" table:formula="of:=ROUND(SQRT([.X3]^2+(16.065999999999999*[.Z3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7</text:p>
          </table:table-cell>
          <table:table-cell table:style-name="ACE-3" table:formula="of:=ROUND([.R4]+[.S4]/60;3)" office:value-type="float" office:value="77.150000000000006">
            <text:p>77.15</text:p>
          </table:table-cell>
          <table:table-cell table:style-name="ACE-3" table:formula="of:=ROUND(-([.T4]+[.U4]/60);3)" office:value-type="float" office:value="-66.882999999999996">
            <text:p>−66.883</text:p>
          </table:table-cell>
          <table:table-cell table:style-name="ACE-6" table:formula="of:=[.AB4]" office:value-type="float" office:value="6170">
            <text:p>6170</text:p>
          </table:table-cell>
          <table:table-cell table:style-name="ACE-6" table:formula="of:=[.AC4]" office:value-type="float" office:value="105">
            <text:p>10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4.800000000000001">
            <text:p>14.8</text:p>
          </table:table-cell>
          <table:table-cell table:style-name="ACE-4" table:formula="of:=IF(ABS([.M4])&gt;50;10;IF([.M4]&lt;5;1;[.M4]*0.20000000000000001))" office:value-type="float" office:value="2.9600000000000004">
            <text:p>3.0</text:p>
          </table:table-cell>
          <table:table-cell table:style-name="ACE-4" table:formula="of:=IF(ABS([.M4])&gt;50;10;IF([.M4]&lt;5;1;[.M4]*0.20000000000000001))" office:value-type="float" office:value="2.9600000000000004">
            <text:p>3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a terrace of grey silt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5765">
            <text:p>5765</text:p>
          </table:table-cell>
          <table:table-cell table:style-name="ACE-3" office:value-type="float" office:value="100">
            <text:p>1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]/-8033))*0.97499999999999998^2/(1+[.Y4]/1000)^2" office:value-type="float" office:value="0.46391123147596713">
            <text:p>0.4639</text:p>
          </table:table-cell>
          <table:table-cell table:style-name="ACE-7" table:formula="of:=ROUND(-8033*LN([.AA4]);0)" office:value-type="float" office:value="6170">
            <text:p>6170</text:p>
          </table:table-cell>
          <table:table-cell table:style-name="ACE-7" table:formula="of:=ROUND(SQRT([.X4]^2+(16.065999999999999*[.Z4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898</text:p>
          </table:table-cell>
          <table:table-cell table:style-name="ACE-3" table:formula="of:=ROUND([.R5]+[.S5]/60;3)" office:value-type="float" office:value="77.150000000000006">
            <text:p>77.15</text:p>
          </table:table-cell>
          <table:table-cell table:style-name="ACE-3" table:formula="of:=ROUND(-([.T5]+[.U5]/60);3)" office:value-type="float" office:value="-66.882999999999996">
            <text:p>−66.883</text:p>
          </table:table-cell>
          <table:table-cell table:style-name="ACE-6" table:formula="of:=[.AB5]" office:value-type="float" office:value="7470">
            <text:p>7470</text:p>
          </table:table-cell>
          <table:table-cell table:style-name="ACE-6" table:formula="of:=[.AC5]" office:value-type="float" office:value="115">
            <text:p>11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.5">
            <text:p>20.5</text:p>
          </table:table-cell>
          <table:table-cell table:style-name="ACE-4" table:formula="of:=IF(ABS([.M5])&gt;50;10;IF([.M5]&lt;5;1;[.M5]*0.20000000000000001))" office:value-type="float" office:value="4.1000000000000005">
            <text:p>4.1</text:p>
          </table:table-cell>
          <table:table-cell table:style-name="ACE-4" table:formula="of:=IF(ABS([.M5])&gt;50;10;IF([.M5]&lt;5;1;[.M5]*0.20000000000000001))" office:value-type="float" office:value="4.1000000000000005">
            <text:p>4.1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from a terrace in grey silt</text:p>
          </table:table-cell>
          <table:table-cell table:style-name="ACE-3" office:value-type="float" office:value="77">
            <text:p>77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7065">
            <text:p>7065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]/-8033))*0.97499999999999998^2/(1+[.Y5]/1000)^2" office:value-type="float" office:value="0.39459533888646187">
            <text:p>0.3946</text:p>
          </table:table-cell>
          <table:table-cell table:style-name="ACE-7" table:formula="of:=ROUND(-8033*LN([.AA5]);0)" office:value-type="float" office:value="7470">
            <text:p>7470</text:p>
          </table:table-cell>
          <table:table-cell table:style-name="ACE-7" table:formula="of:=ROUND(SQRT([.X5]^2+(16.065999999999999*[.Z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89</text:p>
          </table:table-cell>
          <table:table-cell table:style-name="ACE-3" table:formula="of:=ROUND([.R6]+[.S6]/60;3)" office:value-type="float" office:value="64.173000000000002">
            <text:p>64.173</text:p>
          </table:table-cell>
          <table:table-cell table:style-name="ACE-3" table:formula="of:=ROUND(-([.T6]+[.U6]/60);3)" office:value-type="float" office:value="-52.067">
            <text:p>−52.067</text:p>
          </table:table-cell>
          <table:table-cell table:style-name="ACE-6" table:formula="of:=[.AB6]" office:value-type="float" office:value="8500">
            <text:p>8500</text:p>
          </table:table-cell>
          <table:table-cell table:style-name="ACE-6" table:formula="of:=[.AC6]" office:value-type="float" office:value="134">
            <text:p>134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4" table:formula="of:=IF(ABS([.M6])&gt;50;10;IF([.M6]&lt;5;1;[.M6]*0.20000000000000001))" office:value-type="float" office:value="1">
            <text:p>1.0</text:p>
          </table:table-cell>
          <table:table-cell table:style-name="ACE-4" table:formula="of:=IF(ABS([.M6])&gt;50;10;IF([.M6]&lt;5;1;[.M6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low present high tide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0.4">
            <text:p>10.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float" office:value="8095">
            <text:p>809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6]/-8033))*0.97499999999999998^2/(1+[.Y6]/1000)^2" office:value-type="float" office:value="0.34710929212669295">
            <text:p>0.3471</text:p>
          </table:table-cell>
          <table:table-cell table:style-name="ACE-7" table:formula="of:=ROUND(-8033*LN([.AA6]);0)" office:value-type="float" office:value="8500">
            <text:p>8500</text:p>
          </table:table-cell>
          <table:table-cell table:style-name="ACE-7" table:formula="of:=ROUND(SQRT([.X6]^2+(16.065999999999999*[.Z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0</text:p>
          </table:table-cell>
          <table:table-cell table:style-name="ACE-3" table:formula="of:=ROUND([.R7]+[.S7]/60;3)" office:value-type="float" office:value="64.123000000000005">
            <text:p>64.123</text:p>
          </table:table-cell>
          <table:table-cell table:style-name="ACE-3" table:formula="of:=ROUND(-([.T7]+[.U7]/60);3)" office:value-type="float" office:value="-51.700000000000003">
            <text:p>−51.7</text:p>
          </table:table-cell>
          <table:table-cell table:style-name="ACE-6" table:formula="of:=[.AB7]" office:value-type="float" office:value="9760">
            <text:p>9760</text:p>
          </table:table-cell>
          <table:table-cell table:style-name="ACE-6" table:formula="of:=[.AC7]" office:value-type="float" office:value="144">
            <text:p>14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.3999999999999999">
            <text:p>3.4</text:p>
          </table:table-cell>
          <table:table-cell table:style-name="ACE-4" table:formula="of:=IF(ABS([.M7])&gt;50;10;IF([.M7]&lt;5;1;[.M7]*0.20000000000000001))" office:value-type="float" office:value="1">
            <text:p>1.0</text:p>
          </table:table-cell>
          <table:table-cell table:style-name="ACE-4" table:formula="of:=IF(ABS([.M7])&gt;50;10;IF([.M7]&lt;5;1;[.M7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ays the sample comes from a 3-4 m high coastal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7.4000000000000004">
            <text:p>7.4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2">
            <text:p>42</text:p>
          </table:table-cell>
          <table:table-cell table:style-name="ACE-3"/>
          <table:table-cell table:style-name="ACE-3" office:value-type="float" office:value="9355">
            <text:p>9355</text:p>
          </table:table-cell>
          <table:table-cell table:style-name="ACE-3" office:value-type="float" office:value="140">
            <text:p>14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7]/-8033))*0.97499999999999998^2/(1+[.Y7]/1000)^2" office:value-type="float" office:value="0.29671934087426538">
            <text:p>0.2967</text:p>
          </table:table-cell>
          <table:table-cell table:style-name="ACE-7" table:formula="of:=ROUND(-8033*LN([.AA7]);0)" office:value-type="float" office:value="9760">
            <text:p>9760</text:p>
          </table:table-cell>
          <table:table-cell table:style-name="ACE-7" table:formula="of:=ROUND(SQRT([.X7]^2+(16.065999999999999*[.Z7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1</text:p>
          </table:table-cell>
          <table:table-cell table:style-name="ACE-3" table:formula="of:=ROUND([.R8]+[.S8]/60;3)" office:value-type="float" office:value="64.183000000000007">
            <text:p>64.183</text:p>
          </table:table-cell>
          <table:table-cell table:style-name="ACE-3" table:formula="of:=ROUND(-([.T8]+[.U8]/60);3)" office:value-type="float" office:value="-51.950000000000003">
            <text:p>−51.95</text:p>
          </table:table-cell>
          <table:table-cell table:style-name="ACE-6" table:formula="of:=[.AB8]" office:value-type="float" office:value="9190">
            <text:p>9190</text:p>
          </table:table-cell>
          <table:table-cell table:style-name="ACE-6" table:formula="of:=[.AC8]" office:value-type="float" office:value="134">
            <text:p>134</text:p>
          </table:table-cell>
          <table:table-cell table:style-name="ACE-3" office:value-type="string">
            <text:p>Hiatella arctica, Astarte borealis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4" table:formula="of:=IF(ABS([.M8])&gt;50;10;IF([.M8]&lt;5;1;[.M8]*0.20000000000000001))" office:value-type="float" office:value="1">
            <text:p>1.0</text:p>
          </table:table-cell>
          <table:table-cell table:style-name="ACE-4" table:formula="of:=IF(ABS([.M8])&gt;50;10;IF([.M8]&lt;5;1;[.M8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close to the high tide mark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1">
            <text:p>1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7">
            <text:p>57</text:p>
          </table:table-cell>
          <table:table-cell table:style-name="ACE-3"/>
          <table:table-cell table:style-name="ACE-3" office:value-type="float" office:value="8785">
            <text:p>878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8]/-8033))*0.97499999999999998^2/(1+[.Y8]/1000)^2" office:value-type="float" office:value="0.318538712182101">
            <text:p>0.3185</text:p>
          </table:table-cell>
          <table:table-cell table:style-name="ACE-7" table:formula="of:=ROUND(-8033*LN([.AA8]);0)" office:value-type="float" office:value="9190">
            <text:p>9190</text:p>
          </table:table-cell>
          <table:table-cell table:style-name="ACE-7" table:formula="of:=ROUND(SQRT([.X8]^2+(16.065999999999999*[.Z8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2</text:p>
          </table:table-cell>
          <table:table-cell table:style-name="ACE-3" table:formula="of:=ROUND([.R9]+[.S9]/60;3)" office:value-type="float" office:value="64.200000000000003">
            <text:p>64.2</text:p>
          </table:table-cell>
          <table:table-cell table:style-name="ACE-3" table:formula="of:=ROUND(-([.T9]+[.U9]/60);3)" office:value-type="float" office:value="-51.966999999999999">
            <text:p>−51.967</text:p>
          </table:table-cell>
          <table:table-cell table:style-name="ACE-6" table:formula="of:=[.AB9]" office:value-type="float" office:value="9045">
            <text:p>9045</text:p>
          </table:table-cell>
          <table:table-cell table:style-name="ACE-6" table:formula="of:=[.AC9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.5">
            <text:p>4.5</text:p>
          </table:table-cell>
          <table:table-cell table:style-name="ACE-4" table:formula="of:=IF(ABS([.M9])&gt;50;10;IF([.M9]&lt;5;1;[.M9]*0.20000000000000001))" office:value-type="float" office:value="1">
            <text:p>1.0</text:p>
          </table:table-cell>
          <table:table-cell table:style-name="ACE-4" table:formula="of:=IF(ABS([.M9])&gt;50;10;IF([.M9]&lt;5;1;[.M9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the upper part of a 4-5 m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9]/-8033))*0.97499999999999998^2/(1+[.Y9]/1000)^2" office:value-type="float" office:value="0.32434071554799548">
            <text:p>0.3243</text:p>
          </table:table-cell>
          <table:table-cell table:style-name="ACE-7" table:formula="of:=ROUND(-8033*LN([.AA9]);0)" office:value-type="float" office:value="9045">
            <text:p>9045</text:p>
          </table:table-cell>
          <table:table-cell table:style-name="ACE-7" table:formula="of:=ROUND(SQRT([.X9]^2+(16.065999999999999*[.Z9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3</text:p>
          </table:table-cell>
          <table:table-cell table:style-name="ACE-3" table:formula="of:=ROUND([.R10]+[.S10]/60;3)" office:value-type="float" office:value="64.200000000000003">
            <text:p>64.2</text:p>
          </table:table-cell>
          <table:table-cell table:style-name="ACE-3" table:formula="of:=ROUND(-([.T10]+[.U10]/60);3)" office:value-type="float" office:value="-51.966999999999999">
            <text:p>−51.967</text:p>
          </table:table-cell>
          <table:table-cell table:style-name="ACE-6" table:formula="of:=[.AB10]" office:value-type="float" office:value="9865">
            <text:p>9865</text:p>
          </table:table-cell>
          <table:table-cell table:style-name="ACE-6" table:formula="of:=[.AC10]" office:value-type="float" office:value="144">
            <text:p>144</text:p>
          </table:table-cell>
          <table:table-cell table:style-name="ACE-3" office:value-type="string">
            <text:p>Hiatella arctica, Mya truncata and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4" table:formula="of:=IF(ABS([.M10])&gt;50;10;IF([.M10]&lt;5;1;[.M10]*0.20000000000000001))" office:value-type="float" office:value="1.6000000000000001">
            <text:p>1.6</text:p>
          </table:table-cell>
          <table:table-cell table:style-name="ACE-4" table:formula="of:=IF(ABS([.M10])&gt;50;10;IF([.M10]&lt;5;1;[.M10]*0.20000000000000001))" office:value-type="float" office:value="1.6000000000000001">
            <text:p>1.6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shells being the upper 5 m of a 8 m high coastal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2">
            <text:p>12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9460">
            <text:p>9460</text:p>
          </table:table-cell>
          <table:table-cell table:style-name="ACE-3" office:value-type="float" office:value="140">
            <text:p>14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0]/-8033))*0.97499999999999998^2/(1+[.Y10]/1000)^2" office:value-type="float" office:value="0.29286613574231218">
            <text:p>0.2929</text:p>
          </table:table-cell>
          <table:table-cell table:style-name="ACE-7" table:formula="of:=ROUND(-8033*LN([.AA10]);0)" office:value-type="float" office:value="9865">
            <text:p>9865</text:p>
          </table:table-cell>
          <table:table-cell table:style-name="ACE-7" table:formula="of:=ROUND(SQRT([.X10]^2+(16.065999999999999*[.Z10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494</text:p>
          </table:table-cell>
          <table:table-cell table:style-name="ACE-3" table:formula="of:=ROUND([.R11]+[.S11]/60;3)" office:value-type="float" office:value="64.266999999999996">
            <text:p>64.267</text:p>
          </table:table-cell>
          <table:table-cell table:style-name="ACE-3" table:formula="of:=ROUND(-([.T11]+[.U11]/60);3)" office:value-type="float" office:value="-51.933">
            <text:p>−51.933</text:p>
          </table:table-cell>
          <table:table-cell table:style-name="ACE-6" table:formula="of:=[.AB11]" office:value-type="float" office:value="9045">
            <text:p>9045</text:p>
          </table:table-cell>
          <table:table-cell table:style-name="ACE-6" table:formula="of:=[.AC11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4" table:formula="of:=IF(ABS([.M11])&gt;50;10;IF([.M11]&lt;5;1;[.M11]*0.20000000000000001))" office:value-type="float" office:value="1">
            <text:p>1.0</text:p>
          </table:table-cell>
          <table:table-cell table:style-name="ACE-4" table:formula="of:=IF(ABS([.M11])&gt;50;10;IF([.M11]&lt;5;1;[.M11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collected 1 m below the high tide mark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6">
            <text:p>56</text:p>
          </table:table-cell>
          <table:table-cell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1]/-8033))*0.97499999999999998^2/(1+[.Y11]/1000)^2" office:value-type="float" office:value="0.32434071554799548">
            <text:p>0.3243</text:p>
          </table:table-cell>
          <table:table-cell table:style-name="ACE-7" table:formula="of:=ROUND(-8033*LN([.AA11]);0)" office:value-type="float" office:value="9045">
            <text:p>9045</text:p>
          </table:table-cell>
          <table:table-cell table:style-name="ACE-7" table:formula="of:=ROUND(SQRT([.X11]^2+(16.065999999999999*[.Z11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6</text:p>
          </table:table-cell>
          <table:table-cell table:style-name="ACE-3" table:formula="of:=ROUND([.R12]+[.S12]/60;3)" office:value-type="float" office:value="64.266999999999996">
            <text:p>64.267</text:p>
          </table:table-cell>
          <table:table-cell table:style-name="ACE-3" table:formula="of:=ROUND(-([.T12]+[.U12]/60);3)" office:value-type="float" office:value="-51.933">
            <text:p>−51.933</text:p>
          </table:table-cell>
          <table:table-cell table:style-name="ACE-6" table:formula="of:=[.AB12]" office:value-type="float" office:value="9120">
            <text:p>9120</text:p>
          </table:table-cell>
          <table:table-cell table:style-name="ACE-6" table:formula="of:=[.AC12]" office:value-type="float" office:value="134">
            <text:p>134</text:p>
          </table:table-cell>
          <table:table-cell table:style-name="ACE-3" office:value-type="string">
            <text:p>Mya truncata, Chlamys islandica and 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.5">
            <text:p>2.5</text:p>
          </table:table-cell>
          <table:table-cell table:style-name="ACE-4" table:formula="of:=IF(ABS([.M12])&gt;50;10;IF([.M12]&lt;5;1;[.M12]*0.20000000000000001))" office:value-type="float" office:value="1">
            <text:p>1.0</text:p>
          </table:table-cell>
          <table:table-cell table:style-name="ACE-4" table:formula="of:=IF(ABS([.M12])&gt;50;10;IF([.M12]&lt;5;1;[.M12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6">
            <text:p>56</text:p>
          </table:table-cell>
          <table:table-cell table:style-name="ACE-3"/>
          <table:table-cell table:style-name="ACE-3" office:value-type="float" office:value="8715">
            <text:p>871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2]/-8033))*0.97499999999999998^2/(1+[.Y12]/1000)^2" office:value-type="float" office:value="0.32132660517269768">
            <text:p>0.3213</text:p>
          </table:table-cell>
          <table:table-cell table:style-name="ACE-7" table:formula="of:=ROUND(-8033*LN([.AA12]);0)" office:value-type="float" office:value="9120">
            <text:p>9120</text:p>
          </table:table-cell>
          <table:table-cell table:style-name="ACE-7" table:formula="of:=ROUND(SQRT([.X12]^2+(16.065999999999999*[.Z12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7</text:p>
          </table:table-cell>
          <table:table-cell table:style-name="ACE-3" table:formula="of:=ROUND([.R13]+[.S13]/60;3)" office:value-type="float" office:value="64.263000000000005">
            <text:p>64.263</text:p>
          </table:table-cell>
          <table:table-cell table:style-name="ACE-3" table:formula="of:=ROUND(-([.T13]+[.U13]/60);3)" office:value-type="float" office:value="-51.950000000000003">
            <text:p>−51.95</text:p>
          </table:table-cell>
          <table:table-cell table:style-name="ACE-6" table:formula="of:=[.AB13]" office:value-type="float" office:value="6625">
            <text:p>6625</text:p>
          </table:table-cell>
          <table:table-cell table:style-name="ACE-6" table:formula="of:=[.AC13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">
            <text:p>0</text:p>
          </table:table-cell>
          <table:table-cell table:style-name="ACE-4" table:formula="of:=IF(ABS([.M13])&gt;50;10;IF([.M13]&lt;5;1;[.M13]*0.20000000000000001))" office:value-type="float" office:value="1">
            <text:p>1.0</text:p>
          </table:table-cell>
          <table:table-cell table:style-name="ACE-4" table:formula="of:=IF(ABS([.M13])&gt;50;10;IF([.M13]&lt;5;1;[.M13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"at the base of a 5 m high cliff". I assume the base is at sea level, though this is definitely not clear.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5.800000000000001">
            <text:p>15.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7">
            <text:p>57</text:p>
          </table:table-cell>
          <table:table-cell table:style-name="ACE-3"/>
          <table:table-cell table:style-name="ACE-3" office:value-type="float" office:value="6220">
            <text:p>6220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3]/-8033))*0.97499999999999998^2/(1+[.Y13]/1000)^2" office:value-type="float" office:value="0.43836498744359936">
            <text:p>0.4384</text:p>
          </table:table-cell>
          <table:table-cell table:style-name="ACE-7" table:formula="of:=ROUND(-8033*LN([.AA13]);0)" office:value-type="float" office:value="6625">
            <text:p>6625</text:p>
          </table:table-cell>
          <table:table-cell table:style-name="ACE-7" table:formula="of:=ROUND(SQRT([.X13]^2+(16.065999999999999*[.Z13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8</text:p>
          </table:table-cell>
          <table:table-cell table:style-name="ACE-3" table:formula="of:=ROUND([.R14]+[.S14]/60;3)" office:value-type="float" office:value="64.293000000000006">
            <text:p>64.293</text:p>
          </table:table-cell>
          <table:table-cell table:style-name="ACE-3" table:formula="of:=ROUND(-([.T14]+[.U14]/60);3)" office:value-type="float" office:value="-51.741999999999997">
            <text:p>−51.742</text:p>
          </table:table-cell>
          <table:table-cell table:style-name="ACE-6" table:formula="of:=[.AB14]" office:value-type="float" office:value="9120">
            <text:p>9120</text:p>
          </table:table-cell>
          <table:table-cell table:style-name="ACE-6" table:formula="of:=[.AC14]" office:value-type="float" office:value="134">
            <text:p>134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4" table:formula="of:=IF(ABS([.M14])&gt;50;10;IF([.M14]&lt;5;1;[.M14]*0.20000000000000001))" office:value-type="float" office:value="3">
            <text:p>3.0</text:p>
          </table:table-cell>
          <table:table-cell table:style-name="ACE-4" table:formula="of:=IF(ABS([.M14])&gt;50;10;IF([.M14]&lt;5;1;[.M14]*0.20000000000000001))" office:value-type="float" office:value="3">
            <text:p>3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17.600000000000001">
            <text:p>17.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4.5">
            <text:p>44.5</text:p>
          </table:table-cell>
          <table:table-cell table:style-name="ACE-3"/>
          <table:table-cell table:style-name="ACE-3" office:value-type="float" office:value="8715">
            <text:p>871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4]/-8033))*0.97499999999999998^2/(1+[.Y14]/1000)^2" office:value-type="float" office:value="0.32132660517269768">
            <text:p>0.3213</text:p>
          </table:table-cell>
          <table:table-cell table:style-name="ACE-7" table:formula="of:=ROUND(-8033*LN([.AA14]);0)" office:value-type="float" office:value="9120">
            <text:p>9120</text:p>
          </table:table-cell>
          <table:table-cell table:style-name="ACE-7" table:formula="of:=ROUND(SQRT([.X14]^2+(16.065999999999999*[.Z14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09</text:p>
          </table:table-cell>
          <table:table-cell table:style-name="ACE-3" table:formula="of:=ROUND([.R15]+[.S15]/60;3)" office:value-type="float" office:value="64.272000000000006">
            <text:p>64.272</text:p>
          </table:table-cell>
          <table:table-cell table:style-name="ACE-3" table:formula="of:=ROUND(-([.T15]+[.U15]/60);3)" office:value-type="float" office:value="-51.667000000000002">
            <text:p>−51.667</text:p>
          </table:table-cell>
          <table:table-cell table:style-name="ACE-6" table:formula="of:=[.AB15]" office:value-type="float" office:value="9260">
            <text:p>9260</text:p>
          </table:table-cell>
          <table:table-cell table:style-name="ACE-6" table:formula="of:=[.AC15]" office:value-type="float" office:value="134">
            <text:p>134</text:p>
          </table:table-cell>
          <table:table-cell table:style-name="ACE-3" office:value-type="string">
            <text:p>Hiatella arct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7">
            <text:p>27</text:p>
          </table:table-cell>
          <table:table-cell table:style-name="ACE-4" table:formula="of:=IF(ABS([.M15])&gt;50;10;IF([.M15]&lt;5;1;[.M15]*0.20000000000000001))" office:value-type="float" office:value="5.4000000000000004">
            <text:p>5.4</text:p>
          </table:table-cell>
          <table:table-cell table:style-name="ACE-4" table:formula="of:=IF(ABS([.M15])&gt;50;10;IF([.M15]&lt;5;1;[.M15]*0.20000000000000001))" office:value-type="float" office:value="5.4000000000000004">
            <text:p>5.4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cliff in beach ridge plain 27 m above sea level". No idea if that means the shells are in the beach ridge deposit, which would be more strictly a terrestrial limiting deposit. Used an artibrary uncertainty of 2 m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6.300000000000001">
            <text:p>16.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0">
            <text:p>40</text:p>
          </table:table-cell>
          <table:table-cell table:style-name="ACE-3"/>
          <table:table-cell table:style-name="ACE-3" office:value-type="float" office:value="8855">
            <text:p>885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5]/-8033))*0.97499999999999998^2/(1+[.Y15]/1000)^2" office:value-type="float" office:value="0.31577500750085025">
            <text:p>0.3158</text:p>
          </table:table-cell>
          <table:table-cell table:style-name="ACE-7" table:formula="of:=ROUND(-8033*LN([.AA15]);0)" office:value-type="float" office:value="9260">
            <text:p>9260</text:p>
          </table:table-cell>
          <table:table-cell table:style-name="ACE-7" table:formula="of:=ROUND(SQRT([.X15]^2+(16.065999999999999*[.Z15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10</text:p>
          </table:table-cell>
          <table:table-cell table:style-name="ACE-3" table:formula="of:=ROUND([.R16]+[.S16]/60;3)" office:value-type="float" office:value="64.299999999999997">
            <text:p>64.3</text:p>
          </table:table-cell>
          <table:table-cell table:style-name="ACE-3" table:formula="of:=ROUND(-([.T16]+[.U16]/60);3)" office:value-type="float" office:value="-52.049999999999997">
            <text:p>−52.05</text:p>
          </table:table-cell>
          <table:table-cell table:style-name="ACE-6" table:formula="of:=[.AB16]" office:value-type="float" office:value="8725">
            <text:p>8725</text:p>
          </table:table-cell>
          <table:table-cell table:style-name="ACE-6" table:formula="of:=[.AC16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.5">
            <text:p>2.5</text:p>
          </table:table-cell>
          <table:table-cell table:style-name="ACE-4" table:formula="of:=IF(ABS([.M16])&gt;50;10;IF([.M16]&lt;5;1;[.M16]*0.20000000000000001))" office:value-type="float" office:value="1">
            <text:p>1.0</text:p>
          </table:table-cell>
          <table:table-cell table:style-name="ACE-4" table:formula="of:=IF(ABS([.M16])&gt;50;10;IF([.M16]&lt;5;1;[.M16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3">
            <text:p>3</text:p>
          </table:table-cell>
          <table:table-cell table:style-name="ACE-3"/>
          <table:table-cell table:style-name="ACE-3" office:value-type="float" office:value="8320">
            <text:p>832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6]/-8033))*0.97499999999999998^2/(1+[.Y16]/1000)^2" office:value-type="float" office:value="0.33752184437228594">
            <text:p>0.3375</text:p>
          </table:table-cell>
          <table:table-cell table:style-name="ACE-7" table:formula="of:=ROUND(-8033*LN([.AA16]);0)" office:value-type="float" office:value="8725">
            <text:p>8725</text:p>
          </table:table-cell>
          <table:table-cell table:style-name="ACE-7" table:formula="of:=ROUND(SQRT([.X16]^2+(16.065999999999999*[.Z1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5</text:p>
          </table:table-cell>
          <table:table-cell table:style-name="ACE-3" table:formula="of:=ROUND([.R17]+[.S17]/60;3)" office:value-type="float" office:value="64.299999999999997">
            <text:p>64.3</text:p>
          </table:table-cell>
          <table:table-cell table:style-name="ACE-3" table:formula="of:=ROUND(-([.T17]+[.U17]/60);3)" office:value-type="float" office:value="-52.067">
            <text:p>−52.067</text:p>
          </table:table-cell>
          <table:table-cell table:style-name="ACE-6" table:formula="of:=[.AB17]" office:value-type="float" office:value="10265">
            <text:p>10265</text:p>
          </table:table-cell>
          <table:table-cell table:style-name="ACE-6" table:formula="of:=[.AC17]" office:value-type="float" office:value="144">
            <text:p>144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4" table:formula="of:=IF(ABS([.M17])&gt;50;10;IF([.M17]&lt;5;1;[.M17]*0.20000000000000001))" office:value-type="float" office:value="1">
            <text:p>1.0</text:p>
          </table:table-cell>
          <table:table-cell table:style-name="ACE-4" table:formula="of:=IF(ABS([.M17])&gt;50;10;IF([.M17]&lt;5;1;[.M17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being in a coastal cliff 1 m above sea level, it is not clear if the bottom or top is at 1 m. 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4">
            <text:p>4</text:p>
          </table:table-cell>
          <table:table-cell table:style-name="ACE-3"/>
          <table:table-cell table:style-name="ACE-3" office:value-type="float" office:value="9860">
            <text:p>9860</text:p>
          </table:table-cell>
          <table:table-cell table:style-name="ACE-3" office:value-type="float" office:value="140">
            <text:p>14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7]/-8033))*0.97499999999999998^2/(1+[.Y17]/1000)^2" office:value-type="float" office:value="0.27864011331580874">
            <text:p>0.2786</text:p>
          </table:table-cell>
          <table:table-cell table:style-name="ACE-7" table:formula="of:=ROUND(-8033*LN([.AA17]);0)" office:value-type="float" office:value="10265">
            <text:p>10265</text:p>
          </table:table-cell>
          <table:table-cell table:style-name="ACE-7" table:formula="of:=ROUND(SQRT([.X17]^2+(16.065999999999999*[.Z17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6</text:p>
          </table:table-cell>
          <table:table-cell table:style-name="ACE-3" table:formula="of:=ROUND([.R18]+[.S18]/60;3)" office:value-type="float" office:value="64.325000000000003">
            <text:p>64.325</text:p>
          </table:table-cell>
          <table:table-cell table:style-name="ACE-3" table:formula="of:=ROUND(-([.T18]+[.U18]/60);3)" office:value-type="float" office:value="-51.883000000000003">
            <text:p>−51.883</text:p>
          </table:table-cell>
          <table:table-cell table:style-name="ACE-6" table:formula="of:=[.AB18]" office:value-type="float" office:value="9635">
            <text:p>9635</text:p>
          </table:table-cell>
          <table:table-cell table:style-name="ACE-6" table:formula="of:=[.AC18]" office:value-type="float" office:value="139">
            <text:p>13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4" table:formula="of:=IF(ABS([.M18])&gt;50;10;IF([.M18]&lt;5;1;[.M18]*0.20000000000000001))" office:value-type="float" office:value="4">
            <text:p>4.0</text:p>
          </table:table-cell>
          <table:table-cell table:style-name="ACE-4" table:formula="of:=IF(ABS([.M18])&gt;50;10;IF([.M18]&lt;5;1;[.M18]*0.20000000000000001))" office:value-type="float" office:value="4">
            <text:p>4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approximately 20 m above sea level" 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19.5">
            <text:p>19.5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9230">
            <text:p>9230</text:p>
          </table:table-cell>
          <table:table-cell table:style-name="ACE-3" office:value-type="float" office:value="135">
            <text:p>13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8]/-8033))*0.97499999999999998^2/(1+[.Y18]/1000)^2" office:value-type="float" office:value="0.30137264535326719">
            <text:p>0.3014</text:p>
          </table:table-cell>
          <table:table-cell table:style-name="ACE-7" table:formula="of:=ROUND(-8033*LN([.AA18]);0)" office:value-type="float" office:value="9635">
            <text:p>9635</text:p>
          </table:table-cell>
          <table:table-cell table:style-name="ACE-7" table:formula="of:=ROUND(SQRT([.X18]^2+(16.065999999999999*[.Z18])^2))" office:value-type="float" office:value="139">
            <text:p>139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7</text:p>
          </table:table-cell>
          <table:table-cell table:style-name="ACE-3" table:formula="of:=ROUND([.R19]+[.S19]/60;3)" office:value-type="float" office:value="64.340000000000003">
            <text:p>64.34</text:p>
          </table:table-cell>
          <table:table-cell table:style-name="ACE-3" table:formula="of:=ROUND(-([.T19]+[.U19]/60);3)" office:value-type="float" office:value="-51.883000000000003">
            <text:p>−51.883</text:p>
          </table:table-cell>
          <table:table-cell table:style-name="ACE-6" table:formula="of:=[.AB19]" office:value-type="float" office:value="9805">
            <text:p>9805</text:p>
          </table:table-cell>
          <table:table-cell table:style-name="ACE-6" table:formula="of:=[.AC19]" office:value-type="float" office:value="144">
            <text:p>144</text:p>
          </table:table-cell>
          <table:table-cell table:style-name="ACE-3" office:value-type="string">
            <text:p>Mya truncata, Chlamys islandica and 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8">
            <text:p>28</text:p>
          </table:table-cell>
          <table:table-cell table:style-name="ACE-4" table:formula="of:=IF(ABS([.M19])&gt;50;10;IF([.M19]&lt;5;1;[.M19]*0.20000000000000001))" office:value-type="float" office:value="5.6000000000000005">
            <text:p>5.6</text:p>
          </table:table-cell>
          <table:table-cell table:style-name="ACE-4" table:formula="of:=IF(ABS([.M19])&gt;50;10;IF([.M19]&lt;5;1;[.M19]*0.20000000000000001))" office:value-type="float" office:value="5.6000000000000005">
            <text:p>5.6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approximately 28 m above sea level" 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0.399999999999999">
            <text:p>20.4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9400">
            <text:p>9400</text:p>
          </table:table-cell>
          <table:table-cell table:style-name="ACE-3" office:value-type="float" office:value="140">
            <text:p>14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9]/-8033))*0.97499999999999998^2/(1+[.Y19]/1000)^2" office:value-type="float" office:value="0.29506179813710431">
            <text:p>0.2951</text:p>
          </table:table-cell>
          <table:table-cell table:style-name="ACE-7" table:formula="of:=ROUND(-8033*LN([.AA19]);0)" office:value-type="float" office:value="9805">
            <text:p>9805</text:p>
          </table:table-cell>
          <table:table-cell table:style-name="ACE-7" table:formula="of:=ROUND(SQRT([.X19]^2+(16.065999999999999*[.Z19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68</text:p>
          </table:table-cell>
          <table:table-cell table:style-name="ACE-3" table:formula="of:=ROUND([.R20]+[.S20]/60;3)" office:value-type="float" office:value="64.367000000000004">
            <text:p>64.367</text:p>
          </table:table-cell>
          <table:table-cell table:style-name="ACE-3" table:formula="of:=ROUND(-([.T20]+[.U20]/60);3)" office:value-type="float" office:value="-51.732999999999997">
            <text:p>−51.733</text:p>
          </table:table-cell>
          <table:table-cell table:style-name="ACE-6" table:formula="of:=[.AB20]" office:value-type="float" office:value="8930">
            <text:p>8930</text:p>
          </table:table-cell>
          <table:table-cell table:style-name="ACE-6" table:formula="of:=[.AC20]" office:value-type="float" office:value="134">
            <text:p>134</text:p>
          </table:table-cell>
          <table:table-cell table:style-name="ACE-3" office:value-type="string">
            <text:p>Mya truncata, Chlamys islandica and 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4" table:formula="of:=IF(ABS([.M20])&gt;50;10;IF([.M20]&lt;5;1;[.M20]*0.20000000000000001))" office:value-type="float" office:value="6">
            <text:p>6.0</text:p>
          </table:table-cell>
          <table:table-cell table:style-name="ACE-4" table:formula="of:=IF(ABS([.M20])&gt;50;10;IF([.M20]&lt;5;1;[.M20]*0.20000000000000001))" office:value-type="float" office:value="6">
            <text:p>6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described as "approximately 30 m above sea level"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44">
            <text:p>44</text:p>
          </table:table-cell>
          <table:table-cell table:style-name="ACE-3"/>
          <table:table-cell table:style-name="ACE-3" office:value-type="float" office:value="8525">
            <text:p>852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0]/-8033))*0.97499999999999998^2/(1+[.Y20]/1000)^2" office:value-type="float" office:value="0.32901735534249144">
            <text:p>0.3290</text:p>
          </table:table-cell>
          <table:table-cell table:style-name="ACE-7" table:formula="of:=ROUND(-8033*LN([.AA20]);0)" office:value-type="float" office:value="8930">
            <text:p>8930</text:p>
          </table:table-cell>
          <table:table-cell table:style-name="ACE-7" table:formula="of:=ROUND(SQRT([.X20]^2+(16.065999999999999*[.Z20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5</text:p>
          </table:table-cell>
          <table:table-cell table:style-name="ACE-3" table:formula="of:=ROUND([.R21]+[.S21]/60;3)" office:value-type="float" office:value="64.367000000000004">
            <text:p>64.367</text:p>
          </table:table-cell>
          <table:table-cell table:style-name="ACE-3" table:formula="of:=ROUND(-([.T21]+[.U21]/60);3)" office:value-type="float" office:value="-52.006999999999998">
            <text:p>−52.007</text:p>
          </table:table-cell>
          <table:table-cell table:style-name="ACE-6" table:formula="of:=[.AB21]" office:value-type="float" office:value="8725">
            <text:p>8725</text:p>
          </table:table-cell>
          <table:table-cell table:style-name="ACE-6" table:formula="of:=[.AC21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.5">
            <text:p>1.5</text:p>
          </table:table-cell>
          <table:table-cell table:style-name="ACE-4" table:formula="of:=IF(ABS([.M21])&gt;50;10;IF([.M21]&lt;5;1;[.M21]*0.20000000000000001))" office:value-type="float" office:value="1">
            <text:p>1.0</text:p>
          </table:table-cell>
          <table:table-cell table:style-name="ACE-4" table:formula="of:=IF(ABS([.M21])&gt;50;10;IF([.M21]&lt;5;1;[.M21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0.40000000000000002">
            <text:p>0.4</text:p>
          </table:table-cell>
          <table:table-cell table:style-name="ACE-3"/>
          <table:table-cell table:style-name="ACE-3" office:value-type="float" office:value="8320">
            <text:p>832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1]/-8033))*0.97499999999999998^2/(1+[.Y21]/1000)^2" office:value-type="float" office:value="0.33752184437228594">
            <text:p>0.3375</text:p>
          </table:table-cell>
          <table:table-cell table:style-name="ACE-7" table:formula="of:=ROUND(-8033*LN([.AA21]);0)" office:value-type="float" office:value="8725">
            <text:p>8725</text:p>
          </table:table-cell>
          <table:table-cell table:style-name="ACE-7" table:formula="of:=ROUND(SQRT([.X21]^2+(16.065999999999999*[.Z21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6</text:p>
          </table:table-cell>
          <table:table-cell table:style-name="ACE-3" table:formula="of:=ROUND([.R22]+[.S22]/60;3)" office:value-type="float" office:value="64.537000000000006">
            <text:p>64.537</text:p>
          </table:table-cell>
          <table:table-cell table:style-name="ACE-3" table:formula="of:=ROUND(-([.T22]+[.U22]/60);3)" office:value-type="float" office:value="-50.466999999999999">
            <text:p>−50.467</text:p>
          </table:table-cell>
          <table:table-cell table:style-name="ACE-6" table:formula="of:=[.AB22]" office:value-type="float" office:value="7075">
            <text:p>7075</text:p>
          </table:table-cell>
          <table:table-cell table:style-name="ACE-6" table:formula="of:=[.AC22]" office:value-type="float" office:value="115">
            <text:p>115</text:p>
          </table:table-cell>
          <table:table-cell table:style-name="ACE-3" office:value-type="string">
            <text:p>Mya truncata and 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">
            <text:p>1</text:p>
          </table:table-cell>
          <table:table-cell table:style-name="ACE-4" table:formula="of:=IF(ABS([.M22])&gt;50;10;IF([.M22]&lt;5;1;[.M22]*0.20000000000000001))" office:value-type="float" office:value="1">
            <text:p>1.0</text:p>
          </table:table-cell>
          <table:table-cell table:style-name="ACE-4" table:formula="of:=IF(ABS([.M22])&gt;50;10;IF([.M22]&lt;5;1;[.M22]*0.20000000000000001))" office:value-type="float" office:value="1">
            <text:p>1.0</text:p>
          </table:table-cell>
          <table:table-cell table:style-name="ACE-3" office:value-type="string">
            <text:p>Weidick1976,WeidickEtal2012</text:p>
          </table:table-cell>
          <table:table-cell table:style-name="ACE-3" office:value-type="string">
            <text:p>stated to be 1 m above sea level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32.200000000000003">
            <text:p>32.2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28">
            <text:p>28</text:p>
          </table:table-cell>
          <table:table-cell table:style-name="ACE-3"/>
          <table:table-cell table:style-name="ACE-3" office:value-type="float" office:value="6670">
            <text:p>6670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2]/-8033))*0.97499999999999998^2/(1+[.Y22]/1000)^2" office:value-type="float" office:value="0.41448340852474846">
            <text:p>0.4145</text:p>
          </table:table-cell>
          <table:table-cell table:style-name="ACE-7" table:formula="of:=ROUND(-8033*LN([.AA22]);0)" office:value-type="float" office:value="7075">
            <text:p>7075</text:p>
          </table:table-cell>
          <table:table-cell table:style-name="ACE-7" table:formula="of:=ROUND(SQRT([.X22]^2+(16.065999999999999*[.Z22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7</text:p>
          </table:table-cell>
          <table:table-cell table:style-name="ACE-3" table:formula="of:=ROUND([.R23]+[.S23]/60;3)" office:value-type="float" office:value="64.566999999999993">
            <text:p>64.567</text:p>
          </table:table-cell>
          <table:table-cell table:style-name="ACE-3" table:formula="of:=ROUND(-([.T23]+[.U23]/60);3)" office:value-type="float" office:value="-50.667000000000002">
            <text:p>−50.667</text:p>
          </table:table-cell>
          <table:table-cell table:style-name="ACE-6" table:formula="of:=[.AB23]" office:value-type="float" office:value="7825">
            <text:p>7825</text:p>
          </table:table-cell>
          <table:table-cell table:style-name="ACE-6" table:formula="of:=[.AC23]" office:value-type="float" office:value="115">
            <text:p>115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4" table:formula="of:=IF(ABS([.M23])&gt;50;10;IF([.M23]&lt;5;1;[.M23]*0.20000000000000001))" office:value-type="float" office:value="1.5">
            <text:p>1.5</text:p>
          </table:table-cell>
          <table:table-cell table:style-name="ACE-4" table:formula="of:=IF(ABS([.M23])&gt;50;10;IF([.M23]&lt;5;1;[.M23]*0.20000000000000001))" office:value-type="float" office:value="1.5">
            <text:p>1.5</text:p>
          </table:table-cell>
          <table:table-cell table:style-name="ACE-3" office:value-type="string">
            <text:p>Weidick1976</text:p>
          </table:table-cell>
          <table:table-cell table:style-name="ACE-3"/>
          <table:table-cell table:style-name="ACE-3" office:value-type="float" office:value="64">
            <text:p>64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0">
            <text:p>40</text:p>
          </table:table-cell>
          <table:table-cell table:style-name="ACE-3"/>
          <table:table-cell table:style-name="ACE-3" office:value-type="float" office:value="7420">
            <text:p>7420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3]/-8033))*0.97499999999999998^2/(1+[.Y23]/1000)^2" office:value-type="float" office:value="0.37753681087172225">
            <text:p>0.3775</text:p>
          </table:table-cell>
          <table:table-cell table:style-name="ACE-7" table:formula="of:=ROUND(-8033*LN([.AA23]);0)" office:value-type="float" office:value="7825">
            <text:p>7825</text:p>
          </table:table-cell>
          <table:table-cell table:style-name="ACE-7" table:formula="of:=ROUND(SQRT([.X23]^2+(16.065999999999999*[.Z23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8</text:p>
          </table:table-cell>
          <table:table-cell table:style-name="ACE-3" table:formula="of:=ROUND([.R24]+[.S24]/60;3)" office:value-type="float" office:value="64.582999999999998">
            <text:p>64.583</text:p>
          </table:table-cell>
          <table:table-cell table:style-name="ACE-3" table:formula="of:=ROUND(-([.T24]+[.U24]/60);3)" office:value-type="float" office:value="-50.799999999999997">
            <text:p>−50.8</text:p>
          </table:table-cell>
          <table:table-cell table:style-name="ACE-6" table:formula="of:=[.AB24]" office:value-type="float" office:value="8610">
            <text:p>8610</text:p>
          </table:table-cell>
          <table:table-cell table:style-name="ACE-6" table:formula="of:=[.AC24]" office:value-type="float" office:value="134">
            <text:p>134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">
            <text:p>6</text:p>
          </table:table-cell>
          <table:table-cell table:style-name="ACE-4" table:formula="of:=IF(ABS([.M24])&gt;50;10;IF([.M24]&lt;5;1;[.M24]*0.20000000000000001))" office:value-type="float" office:value="1.2000000000000002">
            <text:p>1.2</text:p>
          </table:table-cell>
          <table:table-cell table:style-name="ACE-4" table:formula="of:=IF(ABS([.M24])&gt;50;10;IF([.M24]&lt;5;1;[.M24]*0.20000000000000001))" office:value-type="float" office:value="1.2000000000000002">
            <text:p>1.2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used stated uncertainty, but this may not be in situ as it is described as being moraine-like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48">
            <text:p>48</text:p>
          </table:table-cell>
          <table:table-cell table:style-name="ACE-3"/>
          <table:table-cell table:style-name="ACE-3" office:value-type="float" office:value="8205">
            <text:p>8205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4]/-8033))*0.97499999999999998^2/(1+[.Y24]/1000)^2" office:value-type="float" office:value="0.34238854168543759">
            <text:p>0.3424</text:p>
          </table:table-cell>
          <table:table-cell table:style-name="ACE-7" table:formula="of:=ROUND(-8033*LN([.AA24]);0)" office:value-type="float" office:value="8610">
            <text:p>8610</text:p>
          </table:table-cell>
          <table:table-cell table:style-name="ACE-7" table:formula="of:=ROUND(SQRT([.X24]^2+(16.065999999999999*[.Z24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8599</text:p>
          </table:table-cell>
          <table:table-cell table:style-name="ACE-3" table:formula="of:=ROUND([.R25]+[.S25]/60;3)" office:value-type="float" office:value="64.75">
            <text:p>64.75</text:p>
          </table:table-cell>
          <table:table-cell table:style-name="ACE-3" table:formula="of:=ROUND(-([.T25]+[.U25]/60);3)" office:value-type="float" office:value="-50.149999999999999">
            <text:p>−50.15</text:p>
          </table:table-cell>
          <table:table-cell table:style-name="ACE-6" table:formula="of:=[.AB25]" office:value-type="float" office:value="7605">
            <text:p>7605</text:p>
          </table:table-cell>
          <table:table-cell table:style-name="ACE-6" table:formula="of:=[.AC25]" office:value-type="float" office:value="115">
            <text:p>115</text:p>
          </table:table-cell>
          <table:table-cell table:style-name="ACE-3" office:value-type="string">
            <text:p>Hiatella arctica, Chlamys islandica and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4" table:formula="of:=IF(ABS([.M25])&gt;50;10;IF([.M25]&lt;5;1;[.M25]*0.20000000000000001))" office:value-type="float" office:value="1">
            <text:p>1.0</text:p>
          </table:table-cell>
          <table:table-cell table:style-name="ACE-4" table:formula="of:=IF(ABS([.M25])&gt;50;10;IF([.M25]&lt;5;1;[.M25]*0.20000000000000001))" office:value-type="float" office:value="1">
            <text:p>1.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tated to be in a 2 m high coastal cliff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9">
            <text:p>9</text:p>
          </table:table-cell>
          <table:table-cell table:style-name="ACE-3"/>
          <table:table-cell table:style-name="ACE-3" office:value-type="float" office:value="7200">
            <text:p>7200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5]/-8033))*0.97499999999999998^2/(1+[.Y25]/1000)^2" office:value-type="float" office:value="0.38801930932458523">
            <text:p>0.3880</text:p>
          </table:table-cell>
          <table:table-cell table:style-name="ACE-7" table:formula="of:=ROUND(-8033*LN([.AA25]);0)" office:value-type="float" office:value="7605">
            <text:p>7605</text:p>
          </table:table-cell>
          <table:table-cell table:style-name="ACE-7" table:formula="of:=ROUND(SQRT([.X25]^2+(16.065999999999999*[.Z2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59</text:p>
          </table:table-cell>
          <table:table-cell table:style-name="ACE-3" table:formula="of:=ROUND([.R26]+[.S26]/60;3)" office:value-type="float" office:value="68.650000000000006">
            <text:p>68.65</text:p>
          </table:table-cell>
          <table:table-cell table:style-name="ACE-3" table:formula="of:=ROUND(-([.T26]+[.U26]/60);3)" office:value-type="float" office:value="-52.033000000000001">
            <text:p>−52.033</text:p>
          </table:table-cell>
          <table:table-cell table:style-name="ACE-6" table:formula="of:=[.AB26]" office:value-type="float" office:value="4486">
            <text:p>4486</text:p>
          </table:table-cell>
          <table:table-cell table:style-name="ACE-6" table:formula="of:=[.AC26]" office:value-type="float" office:value="134">
            <text:p>134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5">
            <text:p>6.5</text:p>
          </table:table-cell>
          <table:table-cell table:style-name="ACE-4" office:value-type="float" office:value="2">
            <text:p>2.0</text:p>
          </table:table-cell>
          <table:table-cell table:style-name="ACE-4" office:value-type="float" office:value="2">
            <text:p>2.0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Described as being in a beach ridge, at a depth of 0-50 cm. Elevation is the half point. Used imCalc to calculate index point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float" office:value="4070">
            <text:p>407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0.59999999999999998">
            <text:p>0.6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6]/-8033))*0.97499999999999998^2/(1+[.Y26]/1000)^2" office:value-type="float" office:value="0.57206921853457804">
            <text:p>0.5721</text:p>
          </table:table-cell>
          <table:table-cell table:style-name="ACE-7" table:formula="of:=ROUND(-8033*LN([.AA26]);0)" office:value-type="float" office:value="4486">
            <text:p>4486</text:p>
          </table:table-cell>
          <table:table-cell table:style-name="ACE-7" table:formula="of:=ROUND(SQRT([.X26]^2+(16.065999999999999*[.Z2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0</text:p>
          </table:table-cell>
          <table:table-cell table:style-name="ACE-3" table:formula="of:=ROUND([.R27]+[.S27]/60;3)" office:value-type="float" office:value="68.566999999999993">
            <text:p>68.567</text:p>
          </table:table-cell>
          <table:table-cell table:style-name="ACE-3" table:formula="of:=ROUND(-([.T27]+[.U27]/60);3)" office:value-type="float" office:value="-52.982999999999997">
            <text:p>−52.983</text:p>
          </table:table-cell>
          <table:table-cell table:style-name="ACE-6" table:formula="of:=[.AB27]" office:value-type="float" office:value="6571">
            <text:p>6571</text:p>
          </table:table-cell>
          <table:table-cell table:style-name="ACE-6" table:formula="of:=[.AC27]" office:value-type="float" office:value="144">
            <text:p>144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3.699999999999999">
            <text:p>13.7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5.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/>
          <table:table-cell table:style-name="ACE-3" office:value-type="float" office:value="6110">
            <text:p>611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3.3999999999999999">
            <text:p>3.4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7]/-8033))*0.97499999999999998^2/(1+[.Y27]/1000)^2" office:value-type="float" office:value="0.44129726706201239">
            <text:p>0.4413</text:p>
          </table:table-cell>
          <table:table-cell table:style-name="ACE-7" table:formula="of:=ROUND(-8033*LN([.AA27]);0)" office:value-type="float" office:value="6571">
            <text:p>6571</text:p>
          </table:table-cell>
          <table:table-cell table:style-name="ACE-7" table:formula="of:=ROUND(SQRT([.X27]^2+(16.065999999999999*[.Z27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1</text:p>
          </table:table-cell>
          <table:table-cell table:style-name="ACE-3" table:formula="of:=ROUND([.R28]+[.S28]/60;3)" office:value-type="float" office:value="68.566999999999993">
            <text:p>68.567</text:p>
          </table:table-cell>
          <table:table-cell table:style-name="ACE-3" table:formula="of:=ROUND(-([.T28]+[.U28]/60);3)" office:value-type="float" office:value="-52.982999999999997">
            <text:p>−52.983</text:p>
          </table:table-cell>
          <table:table-cell table:style-name="ACE-6" table:formula="of:=[.AB28]" office:value-type="float" office:value="5887">
            <text:p>5887</text:p>
          </table:table-cell>
          <table:table-cell table:style-name="ACE-6" table:formula="of:=[.AC28]" office:value-type="float" office:value="134">
            <text:p>134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.199999999999999">
            <text:p>20.2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21.8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9">
            <text:p>59</text:p>
          </table:table-cell>
          <table:table-cell table:style-name="ACE-3"/>
          <table:table-cell table:style-name="ACE-3" office:value-type="float" office:value="5440">
            <text:p>544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2.5">
            <text:p>2.5</text:p>
          </table:table-cell>
          <table:table-cell table:style-name="ACE-3" office:value-type="float" office:value="2">
            <text:p>2</text:p>
          </table:table-cell>
          <table:table-cell table:style-name="ACE-8" table:formula="of:=(EXP([.W28]/-8033))*0.97499999999999998^2/(1+[.Y28]/1000)^2" office:value-type="float" office:value="0.480544280650401">
            <text:p>0.4805</text:p>
          </table:table-cell>
          <table:table-cell table:style-name="ACE-7" table:formula="of:=ROUND(-8033*LN([.AA28]);0)" office:value-type="float" office:value="5887">
            <text:p>5887</text:p>
          </table:table-cell>
          <table:table-cell table:style-name="ACE-7" table:formula="of:=ROUND(SQRT([.X28]^2+(16.065999999999999*[.Z28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1</text:p>
          </table:table-cell>
          <table:table-cell table:style-name="ACE-3" table:formula="of:=ROUND([.R29]+[.S29]/60;3)" office:value-type="float" office:value="68.566999999999993">
            <text:p>68.567</text:p>
          </table:table-cell>
          <table:table-cell table:style-name="ACE-3" table:formula="of:=ROUND(-([.T29]+[.U29]/60);3)" office:value-type="float" office:value="-52.966999999999999">
            <text:p>−52.967</text:p>
          </table:table-cell>
          <table:table-cell table:style-name="ACE-6" table:formula="of:=[.AB29]" office:value-type="float" office:value="8735">
            <text:p>8735</text:p>
          </table:table-cell>
          <table:table-cell table:style-name="ACE-6" table:formula="of:=[.AC29]" office:value-type="float" office:value="203">
            <text:p>20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.799999999999997">
            <text:p>41.8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9">
            <text:p>9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42.2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8330">
            <text:p>8330</text:p>
          </table:table-cell>
          <table:table-cell table:style-name="ACE-3" office:value-type="float" office:value="200">
            <text:p>2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9]/-8033))*0.97499999999999998^2/(1+[.Y29]/1000)^2" office:value-type="float" office:value="0.33710193668279653">
            <text:p>0.3371</text:p>
          </table:table-cell>
          <table:table-cell table:style-name="ACE-7" table:formula="of:=ROUND(-8033*LN([.AA29]);0)" office:value-type="float" office:value="8735">
            <text:p>8735</text:p>
          </table:table-cell>
          <table:table-cell table:style-name="ACE-7" table:formula="of:=ROUND(SQRT([.X29]^2+(16.065999999999999*[.Z29])^2))" office:value-type="float" office:value="203">
            <text:p>20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55</text:p>
          </table:table-cell>
          <table:table-cell table:style-name="ACE-3" table:formula="of:=ROUND([.R30]+[.S30]/60;3)" office:value-type="float" office:value="68.566999999999993">
            <text:p>68.567</text:p>
          </table:table-cell>
          <table:table-cell table:style-name="ACE-3" table:formula="of:=ROUND(-([.T30]+[.U30]/60);3)" office:value-type="float" office:value="-52.966999999999999">
            <text:p>−52.967</text:p>
          </table:table-cell>
          <table:table-cell table:style-name="ACE-6" table:formula="of:=[.AB30]" office:value-type="float" office:value="8205">
            <text:p>8205</text:p>
          </table:table-cell>
          <table:table-cell table:style-name="ACE-6" table:formula="of:=[.AC30]" office:value-type="float" office:value="262">
            <text:p>262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1.799999999999997">
            <text:p>41.8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9">
            <text:p>9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42.2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8">
            <text:p>58</text:p>
          </table:table-cell>
          <table:table-cell table:style-name="ACE-3"/>
          <table:table-cell table:style-name="ACE-3" office:value-type="float" office:value="7800">
            <text:p>7800</text:p>
          </table:table-cell>
          <table:table-cell table:style-name="ACE-3" office:value-type="float" office:value="260">
            <text:p>2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0]/-8033))*0.97499999999999998^2/(1+[.Y30]/1000)^2" office:value-type="float" office:value="0.36009331592232308">
            <text:p>0.3601</text:p>
          </table:table-cell>
          <table:table-cell table:style-name="ACE-7" table:formula="of:=ROUND(-8033*LN([.AA30]);0)" office:value-type="float" office:value="8205">
            <text:p>8205</text:p>
          </table:table-cell>
          <table:table-cell table:style-name="ACE-7" table:formula="of:=ROUND(SQRT([.X30]^2+(16.065999999999999*[.Z30])^2))" office:value-type="float" office:value="262">
            <text:p>26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2</text:p>
          </table:table-cell>
          <table:table-cell table:style-name="ACE-3" table:formula="of:=ROUND([.R31]+[.S31]/60;3)" office:value-type="float" office:value="68.599999999999994">
            <text:p>68.6</text:p>
          </table:table-cell>
          <table:table-cell table:style-name="ACE-3" table:formula="of:=ROUND(-([.T31]+[.U31]/60);3)" office:value-type="float" office:value="-52.567">
            <text:p>−52.567</text:p>
          </table:table-cell>
          <table:table-cell table:style-name="ACE-6" table:formula="of:=[.AB31]" office:value-type="float" office:value="9425">
            <text:p>9425</text:p>
          </table:table-cell>
          <table:table-cell table:style-name="ACE-6" table:formula="of:=[.AC31]" office:value-type="float" office:value="173">
            <text:p>17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7.100000000000001">
            <text:p>17.1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8.5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34">
            <text:p>34</text:p>
          </table:table-cell>
          <table:table-cell table:style-name="ACE-3"/>
          <table:table-cell table:style-name="ACE-3" office:value-type="float" office:value="8970">
            <text:p>897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8" table:formula="of:=(EXP([.W31]/-8033))*0.97499999999999998^2/(1+[.Y31]/1000)^2" office:value-type="float" office:value="0.30935355102863005">
            <text:p>0.3094</text:p>
          </table:table-cell>
          <table:table-cell table:style-name="ACE-7" table:formula="of:=ROUND(-8033*LN([.AA31]);0)" office:value-type="float" office:value="9425">
            <text:p>9425</text:p>
          </table:table-cell>
          <table:table-cell table:style-name="ACE-7" table:formula="of:=ROUND(SQRT([.X31]^2+(16.065999999999999*[.Z31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2</text:p>
          </table:table-cell>
          <table:table-cell table:style-name="ACE-3" table:formula="of:=ROUND([.R32]+[.S32]/60;3)" office:value-type="float" office:value="68.599999999999994">
            <text:p>68.6</text:p>
          </table:table-cell>
          <table:table-cell table:style-name="ACE-3" table:formula="of:=ROUND(-([.T32]+[.U32]/60);3)" office:value-type="float" office:value="-52.533000000000001">
            <text:p>−52.533</text:p>
          </table:table-cell>
          <table:table-cell table:style-name="ACE-6" table:formula="of:=[.AB32]" office:value-type="float" office:value="7205">
            <text:p>7205</text:p>
          </table:table-cell>
          <table:table-cell table:style-name="ACE-6" table:formula="of:=[.AC32]" office:value-type="float" office:value="168">
            <text:p>168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21.4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32">
            <text:p>32</text:p>
          </table:table-cell>
          <table:table-cell table:style-name="ACE-3"/>
          <table:table-cell table:style-name="ACE-3" office:value-type="float" office:value="6800">
            <text:p>6800</text:p>
          </table:table-cell>
          <table:table-cell table:style-name="ACE-3" office:value-type="float" office:value="165">
            <text:p>16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2]/-8033))*0.97499999999999998^2/(1+[.Y32]/1000)^2" office:value-type="float" office:value="0.40782970679636493">
            <text:p>0.4078</text:p>
          </table:table-cell>
          <table:table-cell table:style-name="ACE-7" table:formula="of:=ROUND(-8033*LN([.AA32]);0)" office:value-type="float" office:value="7205">
            <text:p>7205</text:p>
          </table:table-cell>
          <table:table-cell table:style-name="ACE-7" table:formula="of:=ROUND(SQRT([.X32]^2+(16.065999999999999*[.Z32])^2))" office:value-type="float" office:value="168">
            <text:p>168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3</text:p>
          </table:table-cell>
          <table:table-cell table:style-name="ACE-3" table:formula="of:=ROUND([.R33]+[.S33]/60;3)" office:value-type="float" office:value="68.617000000000004">
            <text:p>68.617</text:p>
          </table:table-cell>
          <table:table-cell table:style-name="ACE-3" table:formula="of:=ROUND(-([.T33]+[.U33]/60);3)" office:value-type="float" office:value="-52.350000000000001">
            <text:p>−52.35</text:p>
          </table:table-cell>
          <table:table-cell table:style-name="ACE-6" table:formula="of:=[.AB33]" office:value-type="float" office:value="7555">
            <text:p>7555</text:p>
          </table:table-cell>
          <table:table-cell table:style-name="ACE-6" table:formula="of:=[.AC33]" office:value-type="float" office:value="213">
            <text:p>21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5.800000000000001">
            <text:p>15.8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7.2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7150">
            <text:p>7150</text:p>
          </table:table-cell>
          <table:table-cell table:style-name="ACE-3" office:value-type="float" office:value="210">
            <text:p>2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3]/-8033))*0.97499999999999998^2/(1+[.Y33]/1000)^2" office:value-type="float" office:value="0.39044199946376623">
            <text:p>0.3904</text:p>
          </table:table-cell>
          <table:table-cell table:style-name="ACE-7" table:formula="of:=ROUND(-8033*LN([.AA33]);0)" office:value-type="float" office:value="7555">
            <text:p>7555</text:p>
          </table:table-cell>
          <table:table-cell table:style-name="ACE-7" table:formula="of:=ROUND(SQRT([.X33]^2+(16.065999999999999*[.Z33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3</text:p>
          </table:table-cell>
          <table:table-cell table:style-name="ACE-3" table:formula="of:=ROUND([.R34]+[.S34]/60;3)" office:value-type="float" office:value="68.632999999999996">
            <text:p>68.633</text:p>
          </table:table-cell>
          <table:table-cell table:style-name="ACE-3" table:formula="of:=ROUND(-([.T34]+[.U34]/60);3)" office:value-type="float" office:value="-52.267000000000003">
            <text:p>−52.267</text:p>
          </table:table-cell>
          <table:table-cell table:style-name="ACE-6" table:formula="of:=[.AB34]" office:value-type="float" office:value="5745">
            <text:p>5745</text:p>
          </table:table-cell>
          <table:table-cell table:style-name="ACE-6" table:formula="of:=[.AC34]" office:value-type="float" office:value="149">
            <text:p>14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-0.20000000000000001">
            <text:p>−0.2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 in fine sand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6">
            <text:p>16</text:p>
          </table:table-cell>
          <table:table-cell table:style-name="ACE-3"/>
          <table:table-cell table:style-name="ACE-3" office:value-type="float" office:value="5340">
            <text:p>5340</text:p>
          </table:table-cell>
          <table:table-cell table:style-name="ACE-3" office:value-type="float" office:value="145">
            <text:p>14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4]/-8033))*0.97499999999999998^2/(1+[.Y34]/1000)^2" office:value-type="float" office:value="0.48911614766874517">
            <text:p>0.4891</text:p>
          </table:table-cell>
          <table:table-cell table:style-name="ACE-7" table:formula="of:=ROUND(-8033*LN([.AA34]);0)" office:value-type="float" office:value="5745">
            <text:p>5745</text:p>
          </table:table-cell>
          <table:table-cell table:style-name="ACE-7" table:formula="of:=ROUND(SQRT([.X34]^2+(16.065999999999999*[.Z34])^2))" office:value-type="float" office:value="149">
            <text:p>149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4</text:p>
          </table:table-cell>
          <table:table-cell table:style-name="ACE-3" table:formula="of:=ROUND([.R35]+[.S35]/60;3)" office:value-type="float" office:value="68.632999999999996">
            <text:p>68.633</text:p>
          </table:table-cell>
          <table:table-cell table:style-name="ACE-3" table:formula="of:=ROUND(-([.T35]+[.U35]/60);3)" office:value-type="float" office:value="-52.267000000000003">
            <text:p>−52.267</text:p>
          </table:table-cell>
          <table:table-cell table:style-name="ACE-6" table:formula="of:=[.AB35]" office:value-type="float" office:value="6705">
            <text:p>6705</text:p>
          </table:table-cell>
          <table:table-cell table:style-name="ACE-6" table:formula="of:=[.AC35]" office:value-type="float" office:value="163">
            <text:p>163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0.80000000000000004">
            <text:p>0.8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washed out of basal part of terrace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6">
            <text:p>16</text:p>
          </table:table-cell>
          <table:table-cell table:style-name="ACE-3"/>
          <table:table-cell table:style-name="ACE-3" office:value-type="float" office:value="6300">
            <text:p>6300</text:p>
          </table:table-cell>
          <table:table-cell table:style-name="ACE-3" office:value-type="float" office:value="160">
            <text:p>1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5]/-8033))*0.97499999999999998^2/(1+[.Y35]/1000)^2" office:value-type="float" office:value="0.43402101239252616">
            <text:p>0.4340</text:p>
          </table:table-cell>
          <table:table-cell table:style-name="ACE-7" table:formula="of:=ROUND(-8033*LN([.AA35]);0)" office:value-type="float" office:value="6705">
            <text:p>6705</text:p>
          </table:table-cell>
          <table:table-cell table:style-name="ACE-7" table:formula="of:=ROUND(SQRT([.X35]^2+(16.065999999999999*[.Z35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5</text:p>
          </table:table-cell>
          <table:table-cell table:style-name="ACE-3" table:formula="of:=ROUND([.R36]+[.S36]/60;3)" office:value-type="float" office:value="68.650000000000006">
            <text:p>68.65</text:p>
          </table:table-cell>
          <table:table-cell table:style-name="ACE-3" table:formula="of:=ROUND(-([.T36]+[.U36]/60);3)" office:value-type="float" office:value="-52.25">
            <text:p>−52.25</text:p>
          </table:table-cell>
          <table:table-cell table:style-name="ACE-6" table:formula="of:=[.AB36]" office:value-type="float" office:value="5735">
            <text:p>5735</text:p>
          </table:table-cell>
          <table:table-cell table:style-name="ACE-6" table:formula="of:=[.AC36]" office:value-type="float" office:value="213">
            <text:p>21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7.4000000000000004">
            <text:p>7.4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8.7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5330">
            <text:p>5330</text:p>
          </table:table-cell>
          <table:table-cell table:style-name="ACE-3" office:value-type="float" office:value="210">
            <text:p>2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6]/-8033))*0.97499999999999998^2/(1+[.Y36]/1000)^2" office:value-type="float" office:value="0.48972541035492423">
            <text:p>0.4897</text:p>
          </table:table-cell>
          <table:table-cell table:style-name="ACE-7" table:formula="of:=ROUND(-8033*LN([.AA36]);0)" office:value-type="float" office:value="5735">
            <text:p>5735</text:p>
          </table:table-cell>
          <table:table-cell table:style-name="ACE-7" table:formula="of:=ROUND(SQRT([.X36]^2+(16.065999999999999*[.Z36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5</text:p>
          </table:table-cell>
          <table:table-cell table:style-name="ACE-3" table:formula="of:=ROUND([.R37]+[.S37]/60;3)" office:value-type="float" office:value="68.650000000000006">
            <text:p>68.65</text:p>
          </table:table-cell>
          <table:table-cell table:style-name="ACE-3" table:formula="of:=ROUND(-([.T37]+[.U37]/60);3)" office:value-type="float" office:value="-52.25">
            <text:p>−52.25</text:p>
          </table:table-cell>
          <table:table-cell table:style-name="ACE-6" table:formula="of:=[.AB37]" office:value-type="float" office:value="8982">
            <text:p>8982</text:p>
          </table:table-cell>
          <table:table-cell table:style-name="ACE-6" table:formula="of:=[.AC37]" office:value-type="float" office:value="193">
            <text:p>19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5.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8550">
            <text:p>8550</text:p>
          </table:table-cell>
          <table:table-cell table:style-name="ACE-3" office:value-type="float" office:value="190">
            <text:p>190</text:p>
          </table:table-cell>
          <table:table-cell table:style-name="ACE-3" office:value-type="float" office:value="1.6000000000000001">
            <text:p>1.6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7]/-8033))*0.97499999999999998^2/(1+[.Y37]/1000)^2" office:value-type="float" office:value="0.32687005392004581">
            <text:p>0.3269</text:p>
          </table:table-cell>
          <table:table-cell table:style-name="ACE-7" table:formula="of:=ROUND(-8033*LN([.AA37]);0)" office:value-type="float" office:value="8982">
            <text:p>8982</text:p>
          </table:table-cell>
          <table:table-cell table:style-name="ACE-7" table:formula="of:=ROUND(SQRT([.X37]^2+(16.065999999999999*[.Z37])^2))" office:value-type="float" office:value="193">
            <text:p>19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36</text:p>
          </table:table-cell>
          <table:table-cell table:style-name="ACE-3" table:formula="of:=ROUND([.R38]+[.S38]/60;3)" office:value-type="float" office:value="68.650000000000006">
            <text:p>68.65</text:p>
          </table:table-cell>
          <table:table-cell table:style-name="ACE-3" table:formula="of:=ROUND(-([.T38]+[.U38]/60);3)" office:value-type="float" office:value="-52.25">
            <text:p>−52.25</text:p>
          </table:table-cell>
          <table:table-cell table:style-name="ACE-6" table:formula="of:=[.AB38]" office:value-type="float" office:value="6505">
            <text:p>6505</text:p>
          </table:table-cell>
          <table:table-cell table:style-name="ACE-6" table:formula="of:=[.AC38]" office:value-type="float" office:value="163">
            <text:p>16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3">
            <text:p>3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15.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100">
            <text:p>6100</text:p>
          </table:table-cell>
          <table:table-cell table:style-name="ACE-3" office:value-type="float" office:value="160">
            <text:p>1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8]/-8033))*0.97499999999999998^2/(1+[.Y38]/1000)^2" office:value-type="float" office:value="0.44496260602125109">
            <text:p>0.4450</text:p>
          </table:table-cell>
          <table:table-cell table:style-name="ACE-7" table:formula="of:=ROUND(-8033*LN([.AA38]);0)" office:value-type="float" office:value="6505">
            <text:p>6505</text:p>
          </table:table-cell>
          <table:table-cell table:style-name="ACE-7" table:formula="of:=ROUND(SQRT([.X38]^2+(16.065999999999999*[.Z38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4</text:p>
          </table:table-cell>
          <table:table-cell table:style-name="ACE-3" table:formula="of:=ROUND([.R39]+[.S39]/60;3)" office:value-type="float" office:value="68.650000000000006">
            <text:p>68.65</text:p>
          </table:table-cell>
          <table:table-cell table:style-name="ACE-3" table:formula="of:=ROUND(-([.T39]+[.U39]/60);3)" office:value-type="float" office:value="-52.25">
            <text:p>−52.25</text:p>
          </table:table-cell>
          <table:table-cell table:style-name="ACE-6" table:formula="of:=[.AB39]" office:value-type="float" office:value="6625">
            <text:p>6625</text:p>
          </table:table-cell>
          <table:table-cell table:style-name="ACE-6" table:formula="of:=[.AC39]" office:value-type="float" office:value="163">
            <text:p>16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8.399999999999999">
            <text:p>28.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28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220">
            <text:p>6220</text:p>
          </table:table-cell>
          <table:table-cell table:style-name="ACE-3" office:value-type="float" office:value="160">
            <text:p>1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9]/-8033))*0.97499999999999998^2/(1+[.Y39]/1000)^2" office:value-type="float" office:value="0.43836498744359936">
            <text:p>0.4384</text:p>
          </table:table-cell>
          <table:table-cell table:style-name="ACE-7" table:formula="of:=ROUND(-8033*LN([.AA39]);0)" office:value-type="float" office:value="6625">
            <text:p>6625</text:p>
          </table:table-cell>
          <table:table-cell table:style-name="ACE-7" table:formula="of:=ROUND(SQRT([.X39]^2+(16.065999999999999*[.Z39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37</text:p>
          </table:table-cell>
          <table:table-cell table:style-name="ACE-3" table:formula="of:=ROUND([.R40]+[.S40]/60;3)" office:value-type="float" office:value="68.650000000000006">
            <text:p>68.65</text:p>
          </table:table-cell>
          <table:table-cell table:style-name="ACE-3" table:formula="of:=ROUND(-([.T40]+[.U40]/60);3)" office:value-type="float" office:value="-52.25">
            <text:p>−52.25</text:p>
          </table:table-cell>
          <table:table-cell table:style-name="ACE-6" table:formula="of:=[.AB40]" office:value-type="float" office:value="9035">
            <text:p>9035</text:p>
          </table:table-cell>
          <table:table-cell table:style-name="ACE-6" table:formula="of:=[.AC40]" office:value-type="float" office:value="203">
            <text:p>20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8.399999999999999">
            <text:p>28.4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28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8630">
            <text:p>8630</text:p>
          </table:table-cell>
          <table:table-cell table:style-name="ACE-3" office:value-type="float" office:value="200">
            <text:p>2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0]/-8033))*0.97499999999999998^2/(1+[.Y40]/1000)^2" office:value-type="float" office:value="0.32474472734873827">
            <text:p>0.3247</text:p>
          </table:table-cell>
          <table:table-cell table:style-name="ACE-7" table:formula="of:=ROUND(-8033*LN([.AA40]);0)" office:value-type="float" office:value="9035">
            <text:p>9035</text:p>
          </table:table-cell>
          <table:table-cell table:style-name="ACE-7" table:formula="of:=ROUND(SQRT([.X40]^2+(16.065999999999999*[.Z40])^2))" office:value-type="float" office:value="203">
            <text:p>20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7</text:p>
          </table:table-cell>
          <table:table-cell table:style-name="ACE-3" table:formula="of:=ROUND([.R41]+[.S41]/60;3)" office:value-type="float" office:value="68.599999999999994">
            <text:p>68.6</text:p>
          </table:table-cell>
          <table:table-cell table:style-name="ACE-3" table:formula="of:=ROUND(-([.T41]+[.U41]/60);3)" office:value-type="float" office:value="-51.883000000000003">
            <text:p>−51.883</text:p>
          </table:table-cell>
          <table:table-cell table:style-name="ACE-6" table:formula="of:=[.AB41]" office:value-type="float" office:value="7415">
            <text:p>7415</text:p>
          </table:table-cell>
          <table:table-cell table:style-name="ACE-6" table:formula="of:=[.AC41]" office:value-type="float" office:value="173">
            <text:p>173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2.43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3">
            <text:p>53</text:p>
          </table:table-cell>
          <table:table-cell table:style-name="ACE-3"/>
          <table:table-cell table:style-name="ACE-3" office:value-type="float" office:value="7010">
            <text:p>7010</text:p>
          </table:table-cell>
          <table:table-cell table:style-name="ACE-3" office:value-type="float" office:value="170">
            <text:p>17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1]/-8033))*0.97499999999999998^2/(1+[.Y41]/1000)^2" office:value-type="float" office:value="0.39730630741634748">
            <text:p>0.3973</text:p>
          </table:table-cell>
          <table:table-cell table:style-name="ACE-7" table:formula="of:=ROUND(-8033*LN([.AA41]);0)" office:value-type="float" office:value="7415">
            <text:p>7415</text:p>
          </table:table-cell>
          <table:table-cell table:style-name="ACE-7" table:formula="of:=ROUND(SQRT([.X41]^2+(16.065999999999999*[.Z41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46</text:p>
          </table:table-cell>
          <table:table-cell table:style-name="ACE-3" table:formula="of:=ROUND([.R42]+[.S42]/60;3)" office:value-type="float" office:value="68.599999999999994">
            <text:p>68.6</text:p>
          </table:table-cell>
          <table:table-cell table:style-name="ACE-3" table:formula="of:=ROUND(-([.T42]+[.U42]/60);3)" office:value-type="float" office:value="-51.850000000000001">
            <text:p>−51.85</text:p>
          </table:table-cell>
          <table:table-cell table:style-name="ACE-6" table:formula="of:=[.AB42]" office:value-type="float" office:value="7624">
            <text:p>7624</text:p>
          </table:table-cell>
          <table:table-cell table:style-name="ACE-6" table:formula="of:=[.AC42]" office:value-type="float" office:value="173">
            <text:p>17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2.5">
            <text:p>42.5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">
            <text:p>5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sand and gravel at 4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1">
            <text:p>51</text:p>
          </table:table-cell>
          <table:table-cell table:style-name="ACE-3"/>
          <table:table-cell table:style-name="ACE-3" office:value-type="float" office:value="7160">
            <text:p>7160</text:p>
          </table:table-cell>
          <table:table-cell table:style-name="ACE-3" office:value-type="float" office:value="170">
            <text:p>170</text:p>
          </table:table-cell>
          <table:table-cell table:style-name="ACE-3" office:value-type="float" office:value="3.6000000000000001">
            <text:p>3.6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2]/-8033))*0.97499999999999998^2/(1+[.Y42]/1000)^2" office:value-type="float" office:value="0.38707144971310048">
            <text:p>0.3871</text:p>
          </table:table-cell>
          <table:table-cell table:style-name="ACE-7" table:formula="of:=ROUND(-8033*LN([.AA42]);0)" office:value-type="float" office:value="7624">
            <text:p>7624</text:p>
          </table:table-cell>
          <table:table-cell table:style-name="ACE-7" table:formula="of:=ROUND(SQRT([.X42]^2+(16.065999999999999*[.Z42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29</text:p>
          </table:table-cell>
          <table:table-cell table:style-name="ACE-3" table:formula="of:=ROUND([.R43]+[.S43]/60;3)" office:value-type="float" office:value="68.516999999999996">
            <text:p>68.517</text:p>
          </table:table-cell>
          <table:table-cell table:style-name="ACE-3" table:formula="of:=ROUND(-([.T43]+[.U43]/60);3)" office:value-type="float" office:value="-51.649999999999999">
            <text:p>−51.65</text:p>
          </table:table-cell>
          <table:table-cell table:style-name="ACE-6" table:formula="of:=[.AB43]" office:value-type="float" office:value="8245">
            <text:p>8245</text:p>
          </table:table-cell>
          <table:table-cell table:style-name="ACE-6" table:formula="of:=[.AC43]" office:value-type="float" office:value="154">
            <text:p>154</text:p>
          </table:table-cell>
          <table:table-cell table:style-name="ACE-3" office:value-type="string">
            <text:p>Mya truncata and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39">
            <text:p>39</text:p>
          </table:table-cell>
          <table:table-cell table:style-name="ACE-3"/>
          <table:table-cell table:style-name="ACE-3" office:value-type="float" office:value="7880">
            <text:p>7880</text:p>
          </table:table-cell>
          <table:table-cell table:style-name="ACE-3" office:value-type="float" office:value="150">
            <text:p>150</text:p>
          </table:table-cell>
          <table:table-cell table:style-name="ACE-3" office:value-type="float" office:value="-2.6000000000000001">
            <text:p>−2.6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3]/-8033))*0.97499999999999998^2/(1+[.Y43]/1000)^2" office:value-type="float" office:value="0.3583008039920092">
            <text:p>0.3583</text:p>
          </table:table-cell>
          <table:table-cell table:style-name="ACE-7" table:formula="of:=ROUND(-8033*LN([.AA43]);0)" office:value-type="float" office:value="8245">
            <text:p>8245</text:p>
          </table:table-cell>
          <table:table-cell table:style-name="ACE-7" table:formula="of:=ROUND(SQRT([.X43]^2+(16.065999999999999*[.Z43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8</text:p>
          </table:table-cell>
          <table:table-cell table:style-name="ACE-3" table:formula="of:=ROUND([.R44]+[.S44]/60;3)" office:value-type="float" office:value="68.516999999999996">
            <text:p>68.517</text:p>
          </table:table-cell>
          <table:table-cell table:style-name="ACE-3" table:formula="of:=ROUND(-([.T44]+[.U44]/60);3)" office:value-type="float" office:value="-51.633000000000003">
            <text:p>−51.633</text:p>
          </table:table-cell>
          <table:table-cell table:style-name="ACE-6" table:formula="of:=[.AB44]" office:value-type="float" office:value="8285">
            <text:p>8285</text:p>
          </table:table-cell>
          <table:table-cell table:style-name="ACE-6" table:formula="of:=[.AC44]" office:value-type="float" office:value="252">
            <text:p>252</text:p>
          </table:table-cell>
          <table:table-cell table:style-name="ACE-3" office:value-type="string">
            <text:p>Mya truncata and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38">
            <text:p>38</text:p>
          </table:table-cell>
          <table:table-cell table:style-name="ACE-3"/>
          <table:table-cell table:style-name="ACE-3" office:value-type="float" office:value="7880">
            <text:p>7880</text:p>
          </table:table-cell>
          <table:table-cell table:style-name="ACE-3" office:value-type="float" office:value="250">
            <text:p>25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4]/-8033))*0.97499999999999998^2/(1+[.Y44]/1000)^2" office:value-type="float" office:value="0.35652497350166834">
            <text:p>0.3565</text:p>
          </table:table-cell>
          <table:table-cell table:style-name="ACE-7" table:formula="of:=ROUND(-8033*LN([.AA44]);0)" office:value-type="float" office:value="8285">
            <text:p>8285</text:p>
          </table:table-cell>
          <table:table-cell table:style-name="ACE-7" table:formula="of:=ROUND(SQRT([.X44]^2+(16.065999999999999*[.Z44])^2))" office:value-type="float" office:value="252">
            <text:p>252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6</text:p>
          </table:table-cell>
          <table:table-cell table:style-name="ACE-3" table:formula="of:=ROUND([.R45]+[.S45]/60;3)" office:value-type="float" office:value="68.549999999999997">
            <text:p>68.55</text:p>
          </table:table-cell>
          <table:table-cell table:style-name="ACE-3" table:formula="of:=ROUND(-([.T45]+[.U45]/60);3)" office:value-type="float" office:value="-51.482999999999997">
            <text:p>−51.483</text:p>
          </table:table-cell>
          <table:table-cell table:style-name="ACE-6" table:formula="of:=[.AB45]" office:value-type="float" office:value="7186">
            <text:p>7186</text:p>
          </table:table-cell>
          <table:table-cell table:style-name="ACE-6" table:formula="of:=[.AC45]" office:value-type="float" office:value="163">
            <text:p>163</text:p>
          </table:table-cell>
          <table:table-cell table:style-name="ACE-3" office:value-type="string">
            <text:p>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40.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9">
            <text:p>29</text:p>
          </table:table-cell>
          <table:table-cell table:style-name="ACE-3"/>
          <table:table-cell table:style-name="ACE-3" office:value-type="float" office:value="6790">
            <text:p>6790</text:p>
          </table:table-cell>
          <table:table-cell table:style-name="ACE-3" office:value-type="float" office:value="160">
            <text:p>160</text:p>
          </table:table-cell>
          <table:table-cell table:style-name="ACE-3" office:value-type="float" office:value="-0.69999999999999996">
            <text:p>−0.7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5]/-8033))*0.97499999999999998^2/(1+[.Y45]/1000)^2" office:value-type="float" office:value="0.40881260162579702">
            <text:p>0.4088</text:p>
          </table:table-cell>
          <table:table-cell table:style-name="ACE-7" table:formula="of:=ROUND(-8033*LN([.AA45]);0)" office:value-type="float" office:value="7186">
            <text:p>7186</text:p>
          </table:table-cell>
          <table:table-cell table:style-name="ACE-7" table:formula="of:=ROUND(SQRT([.X45]^2+(16.065999999999999*[.Z45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38</text:p>
          </table:table-cell>
          <table:table-cell table:style-name="ACE-3" table:formula="of:=ROUND([.R46]+[.S46]/60;3)" office:value-type="float" office:value="68.549999999999997">
            <text:p>68.55</text:p>
          </table:table-cell>
          <table:table-cell table:style-name="ACE-3" table:formula="of:=ROUND(-([.T46]+[.U46]/60);3)" office:value-type="float" office:value="-51.482999999999997">
            <text:p>−51.483</text:p>
          </table:table-cell>
          <table:table-cell table:style-name="ACE-6" table:formula="of:=[.AB46]" office:value-type="float" office:value="6865">
            <text:p>6865</text:p>
          </table:table-cell>
          <table:table-cell table:style-name="ACE-6" table:formula="of:=[.AC46]" office:value-type="float" office:value="213">
            <text:p>21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ridge at 40.3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9">
            <text:p>29</text:p>
          </table:table-cell>
          <table:table-cell table:style-name="ACE-3"/>
          <table:table-cell table:style-name="ACE-3" office:value-type="float" office:value="6460">
            <text:p>6460</text:p>
          </table:table-cell>
          <table:table-cell table:style-name="ACE-3" office:value-type="float" office:value="210">
            <text:p>2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6]/-8033))*0.97499999999999998^2/(1+[.Y46]/1000)^2" office:value-type="float" office:value="0.42546177549974357">
            <text:p>0.4255</text:p>
          </table:table-cell>
          <table:table-cell table:style-name="ACE-7" table:formula="of:=ROUND(-8033*LN([.AA46]);0)" office:value-type="float" office:value="6865">
            <text:p>6865</text:p>
          </table:table-cell>
          <table:table-cell table:style-name="ACE-7" table:formula="of:=ROUND(SQRT([.X46]^2+(16.065999999999999*[.Z46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7</text:p>
          </table:table-cell>
          <table:table-cell table:style-name="ACE-3" table:formula="of:=ROUND([.R47]+[.S47]/60;3)" office:value-type="float" office:value="68.549999999999997">
            <text:p>68.55</text:p>
          </table:table-cell>
          <table:table-cell table:style-name="ACE-3" table:formula="of:=ROUND(-([.T47]+[.U47]/60);3)" office:value-type="float" office:value="-51.482999999999997">
            <text:p>−51.483</text:p>
          </table:table-cell>
          <table:table-cell table:style-name="ACE-6" table:formula="of:=[.AB47]" office:value-type="float" office:value="6445">
            <text:p>6445</text:p>
          </table:table-cell>
          <table:table-cell table:style-name="ACE-6" table:formula="of:=[.AC47]" office:value-type="float" office:value="154">
            <text:p>154</text:p>
          </table:table-cell>
          <table:table-cell table:style-name="ACE-3" office:value-type="string">
            <text:p>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8.5">
            <text:p>28.5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6">
            <text:p>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sand at 2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29">
            <text:p>29</text:p>
          </table:table-cell>
          <table:table-cell table:style-name="ACE-3"/>
          <table:table-cell table:style-name="ACE-3" office:value-type="float" office:value="6040">
            <text:p>6040</text:p>
          </table:table-cell>
          <table:table-cell table:style-name="ACE-3" office:value-type="float" office:value="150">
            <text:p>15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7]/-8033))*0.97499999999999998^2/(1+[.Y47]/1000)^2" office:value-type="float" office:value="0.4482985590110129">
            <text:p>0.4483</text:p>
          </table:table-cell>
          <table:table-cell table:style-name="ACE-7" table:formula="of:=ROUND(-8033*LN([.AA47]);0)" office:value-type="float" office:value="6445">
            <text:p>6445</text:p>
          </table:table-cell>
          <table:table-cell table:style-name="ACE-7" table:formula="of:=ROUND(SQRT([.X47]^2+(16.065999999999999*[.Z47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71</text:p>
          </table:table-cell>
          <table:table-cell table:style-name="ACE-3" table:formula="of:=ROUND([.R48]+[.S48]/60;3)" office:value-type="float" office:value="68.650000000000006">
            <text:p>68.65</text:p>
          </table:table-cell>
          <table:table-cell table:style-name="ACE-3" table:formula="of:=ROUND(-([.T48]+[.U48]/60);3)" office:value-type="float" office:value="-51.25">
            <text:p>−51.25</text:p>
          </table:table-cell>
          <table:table-cell table:style-name="ACE-6" table:formula="of:=[.AB48]" office:value-type="float" office:value="7095">
            <text:p>7095</text:p>
          </table:table-cell>
          <table:table-cell table:style-name="ACE-6" table:formula="of:=[.AC48]" office:value-type="float" office:value="163">
            <text:p>163</text:p>
          </table:table-cell>
          <table:table-cell table:style-name="ACE-3" office:value-type="string">
            <text:p>Balanus Sp.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6.600000000000001">
            <text:p>36.6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rch ridge at 37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690">
            <text:p>6690</text:p>
          </table:table-cell>
          <table:table-cell table:style-name="ACE-3" office:value-type="float" office:value="160">
            <text:p>1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8]/-8033))*0.97499999999999998^2/(1+[.Y48]/1000)^2" office:value-type="float" office:value="0.41345274037931928">
            <text:p>0.4135</text:p>
          </table:table-cell>
          <table:table-cell table:style-name="ACE-7" table:formula="of:=ROUND(-8033*LN([.AA48]);0)" office:value-type="float" office:value="7095">
            <text:p>7095</text:p>
          </table:table-cell>
          <table:table-cell table:style-name="ACE-7" table:formula="of:=ROUND(SQRT([.X48]^2+(16.065999999999999*[.Z48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454</text:p>
          </table:table-cell>
          <table:table-cell table:style-name="ACE-3" table:formula="of:=ROUND([.R49]+[.S49]/60;3)" office:value-type="float" office:value="68.650000000000006">
            <text:p>68.65</text:p>
          </table:table-cell>
          <table:table-cell table:style-name="ACE-3" table:formula="of:=ROUND(-([.T49]+[.U49]/60);3)" office:value-type="float" office:value="-51.25">
            <text:p>−51.25</text:p>
          </table:table-cell>
          <table:table-cell table:style-name="ACE-6" table:formula="of:=[.AB49]" office:value-type="float" office:value="6965">
            <text:p>6965</text:p>
          </table:table-cell>
          <table:table-cell table:style-name="ACE-6" table:formula="of:=[.AC49]" office:value-type="float" office:value="213">
            <text:p>213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6.600000000000001">
            <text:p>36.6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8">
            <text:p>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rch ridge at 37.9 m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9">
            <text:p>39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560">
            <text:p>6560</text:p>
          </table:table-cell>
          <table:table-cell table:style-name="ACE-3" office:value-type="float" office:value="210">
            <text:p>2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9]/-8033))*0.97499999999999998^2/(1+[.Y49]/1000)^2" office:value-type="float" office:value="0.42019818134995551">
            <text:p>0.4202</text:p>
          </table:table-cell>
          <table:table-cell table:style-name="ACE-7" table:formula="of:=ROUND(-8033*LN([.AA49]);0)" office:value-type="float" office:value="6965">
            <text:p>6965</text:p>
          </table:table-cell>
          <table:table-cell table:style-name="ACE-7" table:formula="of:=ROUND(SQRT([.X49]^2+(16.065999999999999*[.Z49])^2))" office:value-type="float" office:value="213">
            <text:p>21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70</text:p>
          </table:table-cell>
          <table:table-cell table:style-name="ACE-3" table:formula="of:=ROUND([.R50]+[.S50]/60;3)" office:value-type="float" office:value="68.632999999999996">
            <text:p>68.633</text:p>
          </table:table-cell>
          <table:table-cell table:style-name="ACE-3" table:formula="of:=ROUND(-([.T50]+[.U50]/60);3)" office:value-type="float" office:value="-51.167000000000002">
            <text:p>−51.167</text:p>
          </table:table-cell>
          <table:table-cell table:style-name="ACE-6" table:formula="of:=[.AB50]" office:value-type="float" office:value="7085">
            <text:p>7085</text:p>
          </table:table-cell>
          <table:table-cell table:style-name="ACE-6" table:formula="of:=[.AC50]" office:value-type="float" office:value="163">
            <text:p>163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8.399999999999999">
            <text:p>18.4</text:p>
          </table:table-cell>
          <table:table-cell table:style-name="ACE-3" office:value-type="float" office:value="4">
            <text:p>4</text:p>
          </table:table-cell>
          <table:table-cell table:style-name="ACE-3" office:value-type="float" office:value="4">
            <text:p>4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beach gravel at 18.9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float" office:value="6680">
            <text:p>6680</text:p>
          </table:table-cell>
          <table:table-cell table:style-name="ACE-3" office:value-type="float" office:value="160">
            <text:p>1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0]/-8033))*0.97499999999999998^2/(1+[.Y50]/1000)^2" office:value-type="float" office:value="0.41396775369141758">
            <text:p>0.4140</text:p>
          </table:table-cell>
          <table:table-cell table:style-name="ACE-7" table:formula="of:=ROUND(-8033*LN([.AA50]);0)" office:value-type="float" office:value="7085">
            <text:p>7085</text:p>
          </table:table-cell>
          <table:table-cell table:style-name="ACE-7" table:formula="of:=ROUND(SQRT([.X50]^2+(16.065999999999999*[.Z50])^2))" office:value-type="float" office:value="163">
            <text:p>163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69</text:p>
          </table:table-cell>
          <table:table-cell table:style-name="ACE-3" table:formula="of:=ROUND([.R51]+[.S51]/60;3)" office:value-type="float" office:value="68.617000000000004">
            <text:p>68.617</text:p>
          </table:table-cell>
          <table:table-cell table:style-name="ACE-3" table:formula="of:=ROUND(-([.T51]+[.U51]/60);3)" office:value-type="float" office:value="-50.866999999999997">
            <text:p>−50.867</text:p>
          </table:table-cell>
          <table:table-cell table:style-name="ACE-6" table:formula="of:=[.AB51]" office:value-type="float" office:value="7615">
            <text:p>7615</text:p>
          </table:table-cell>
          <table:table-cell table:style-name="ACE-6" table:formula="of:=[.AC51]" office:value-type="float" office:value="173">
            <text:p>173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.699999999999999">
            <text:p>10.7</text:p>
          </table:table-cell>
          <table:table-cell table:style-name="ACE-3" office:value-type="float" office:value="2.1000000000000001">
            <text:p>2.1</text:p>
          </table:table-cell>
          <table:table-cell table:style-name="ACE-3" office:value-type="float" office:value="2.1000000000000001">
            <text:p>2.1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from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7210">
            <text:p>7210</text:p>
          </table:table-cell>
          <table:table-cell table:style-name="ACE-3" office:value-type="float" office:value="170">
            <text:p>17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1]/-8033))*0.97499999999999998^2/(1+[.Y51]/1000)^2" office:value-type="float" office:value="0.38753657822325815">
            <text:p>0.3875</text:p>
          </table:table-cell>
          <table:table-cell table:style-name="ACE-7" table:formula="of:=ROUND(-8033*LN([.AA51]);0)" office:value-type="float" office:value="7615">
            <text:p>7615</text:p>
          </table:table-cell>
          <table:table-cell table:style-name="ACE-7" table:formula="of:=ROUND(SQRT([.X51]^2+(16.065999999999999*[.Z51])^2))" office:value-type="float" office:value="173">
            <text:p>173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28</text:p>
          </table:table-cell>
          <table:table-cell table:style-name="ACE-3" table:formula="of:=ROUND([.R52]+[.S52]/60;3)" office:value-type="float" office:value="68.617000000000004">
            <text:p>68.617</text:p>
          </table:table-cell>
          <table:table-cell table:style-name="ACE-3" table:formula="of:=ROUND(-([.T52]+[.U52]/60);3)" office:value-type="float" office:value="-50.866999999999997">
            <text:p>−50.867</text:p>
          </table:table-cell>
          <table:table-cell table:style-name="ACE-6" table:formula="of:=[.AB52]" office:value-type="float" office:value="6380">
            <text:p>6380</text:p>
          </table:table-cell>
          <table:table-cell table:style-name="ACE-6" table:formula="of:=[.AC52]" office:value-type="float" office:value="134">
            <text:p>134</text:p>
          </table:table-cell>
          <table:table-cell table:style-name="ACE-3" office:value-type="string">
            <text:p>C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4.1">
            <text:p>14.1</text:p>
          </table:table-cell>
          <table:table-cell table:style-name="ACE-3" office:value-type="float" office:value="2.7999999999999998">
            <text:p>2.8</text:p>
          </table:table-cell>
          <table:table-cell table:style-name="ACE-3" office:value-type="float" office:value="2.7999999999999998">
            <text:p>2.8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from clayey sand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5930">
            <text:p>593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2.7000000000000002">
            <text:p>2.7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2]/-8033))*0.97499999999999998^2/(1+[.Y52]/1000)^2" office:value-type="float" office:value="0.45192762039949846">
            <text:p>0.4519</text:p>
          </table:table-cell>
          <table:table-cell table:style-name="ACE-7" table:formula="of:=ROUND(-8033*LN([.AA52]);0)" office:value-type="float" office:value="6380">
            <text:p>6380</text:p>
          </table:table-cell>
          <table:table-cell table:style-name="ACE-7" table:formula="of:=ROUND(SQRT([.X52]^2+(16.065999999999999*[.Z52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Hel-330</text:p>
          </table:table-cell>
          <table:table-cell table:style-name="ACE-3" table:formula="of:=ROUND([.R53]+[.S53]/60;3)" office:value-type="float" office:value="68.617000000000004">
            <text:p>68.617</text:p>
          </table:table-cell>
          <table:table-cell table:style-name="ACE-3" table:formula="of:=ROUND(-([.T53]+[.U53]/60);3)" office:value-type="float" office:value="-50.866999999999997">
            <text:p>−50.867</text:p>
          </table:table-cell>
          <table:table-cell table:style-name="ACE-6" table:formula="of:=[.AB53]" office:value-type="float" office:value="5456">
            <text:p>5456</text:p>
          </table:table-cell>
          <table:table-cell table:style-name="ACE-6" table:formula="of:=[.AC53]" office:value-type="float" office:value="144">
            <text:p>144</text:p>
          </table:table-cell>
          <table:table-cell table:style-name="ACE-3" office:value-type="string">
            <text:p>Zirphaea crisp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.9">
            <text:p>12.9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float" office:value="2.6000000000000001">
            <text:p>2.6</text:p>
          </table:table-cell>
          <table:table-cell table:style-name="ACE-3" office:value-type="string">
            <text:p>Weidick1976,Jungner1979</text:p>
          </table:table-cell>
          <table:table-cell table:style-name="ACE-3" office:value-type="string">
            <text:p>shells from gravel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52">
            <text:p>52</text:p>
          </table:table-cell>
          <table:table-cell table:style-name="ACE-3"/>
          <table:table-cell table:style-name="ACE-3" office:value-type="float" office:value="5040">
            <text:p>5040</text:p>
          </table:table-cell>
          <table:table-cell table:style-name="ACE-3" office:value-type="float" office:value="140">
            <text:p>140</text:p>
          </table:table-cell>
          <table:table-cell table:style-name="ACE-3" office:value-type="float" office:value="0.59999999999999998">
            <text:p>0.6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3]/-8033))*0.97499999999999998^2/(1+[.Y53]/1000)^2" office:value-type="float" office:value="0.50699852639264265">
            <text:p>0.5070</text:p>
          </table:table-cell>
          <table:table-cell table:style-name="ACE-7" table:formula="of:=ROUND(-8033*LN([.AA53]);0)" office:value-type="float" office:value="5456">
            <text:p>5456</text:p>
          </table:table-cell>
          <table:table-cell table:style-name="ACE-7" table:formula="of:=ROUND(SQRT([.X53]^2+(16.065999999999999*[.Z53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17</text:p>
          </table:table-cell>
          <table:table-cell table:style-name="ACE-3" table:formula="of:=ROUND([.R54]+[.S54]/60;3)" office:value-type="float" office:value="73.716999999999999">
            <text:p>73.717</text:p>
          </table:table-cell>
          <table:table-cell table:style-name="ACE-3" table:formula="of:=ROUND(-([.T54]+[.U54]/60);3)" office:value-type="float" office:value="-23.417000000000002">
            <text:p>−23.417</text:p>
          </table:table-cell>
          <table:table-cell table:style-name="ACE-6" table:formula="of:=[.AB54]" office:value-type="float" office:value="8517">
            <text:p>8517</text:p>
          </table:table-cell>
          <table:table-cell table:style-name="ACE-6" table:formula="of:=[.AC54]" office:value-type="float" office:value="124">
            <text:p>124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6.5">
            <text:p>46.5</text:p>
          </table:table-cell>
          <table:table-cell table:style-name="ACE-3" table:formula="of:=ROUND([.M54]*0.20000000000000001;1)" office:value-type="float" office:value="9.3000000000000007">
            <text:p>9.3</text:p>
          </table:table-cell>
          <table:table-cell table:style-name="ACE-3" table:formula="of:=ROUND([.M54]*0.20000000000000001;1)" office:value-type="float" office:value="9.3000000000000007">
            <text:p>9.3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style-name="ACE-3"/>
          <table:table-cell table:style-name="ACE-3" office:value-type="float" office:value="8110">
            <text:p>8110</text:p>
          </table:table-cell>
          <table:table-cell table:style-name="ACE-3" office:value-type="float" office:value="120">
            <text:p>12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4]/-8033))*0.97499999999999998^2/(1+[.Y54]/1000)^2" office:value-type="float" office:value="0.34637922574979807">
            <text:p>0.3464</text:p>
          </table:table-cell>
          <table:table-cell table:style-name="ACE-7" table:formula="of:=ROUND(-8033*LN([.AA54]);0)" office:value-type="float" office:value="8517">
            <text:p>8517</text:p>
          </table:table-cell>
          <table:table-cell table:style-name="ACE-7" table:formula="of:=ROUND(SQRT([.X54]^2+(16.065999999999999*[.Z54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76</text:p>
          </table:table-cell>
          <table:table-cell table:style-name="ACE-3" table:formula="of:=ROUND([.R55]+[.S55]/60;3)" office:value-type="float" office:value="73.099999999999994">
            <text:p>73.1</text:p>
          </table:table-cell>
          <table:table-cell table:style-name="ACE-3" table:formula="of:=ROUND(-([.T55]+[.U55]/60);3)" office:value-type="float" office:value="-21.382999999999999">
            <text:p>−21.383</text:p>
          </table:table-cell>
          <table:table-cell table:style-name="ACE-6" table:formula="of:=[.AB55]" office:value-type="float" office:value="9767">
            <text:p>9767</text:p>
          </table:table-cell>
          <table:table-cell table:style-name="ACE-6" table:formula="of:=[.AC55]" office:value-type="float" office:value="115">
            <text:p>115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1">
            <text:p>31</text:p>
          </table:table-cell>
          <table:table-cell table:style-name="ACE-3" table:formula="of:=ROUND([.M55]*0.20000000000000001;1)" office:value-type="float" office:value="6.2000000000000002">
            <text:p>6.2</text:p>
          </table:table-cell>
          <table:table-cell table:style-name="ACE-3" table:formula="of:=ROUND([.M55]*0.20000000000000001;1)" office:value-type="float" office:value="6.2000000000000002">
            <text:p>6.2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23">
            <text:p>23</text:p>
          </table:table-cell>
          <table:table-cell table:style-name="ACE-3"/>
          <table:table-cell table:style-name="ACE-3" office:value-type="float" office:value="9360">
            <text:p>9360</text:p>
          </table:table-cell>
          <table:table-cell table:style-name="ACE-3" office:value-type="float" office:value="110">
            <text:p>11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5]/-8033))*0.97499999999999998^2/(1+[.Y55]/1000)^2" office:value-type="float" office:value="0.29646408656054807">
            <text:p>0.2965</text:p>
          </table:table-cell>
          <table:table-cell table:style-name="ACE-7" table:formula="of:=ROUND(-8033*LN([.AA55]);0)" office:value-type="float" office:value="9767">
            <text:p>9767</text:p>
          </table:table-cell>
          <table:table-cell table:style-name="ACE-7" table:formula="of:=ROUND(SQRT([.X55]^2+(16.065999999999999*[.Z55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79</text:p>
          </table:table-cell>
          <table:table-cell table:style-name="ACE-3" table:formula="of:=ROUND([.R56]+[.S56]/60;3)" office:value-type="float" office:value="73.716999999999999">
            <text:p>73.717</text:p>
          </table:table-cell>
          <table:table-cell table:style-name="ACE-3" table:formula="of:=ROUND(-([.T56]+[.U56]/60);3)" office:value-type="float" office:value="-24.617000000000001">
            <text:p>−24.617</text:p>
          </table:table-cell>
          <table:table-cell table:style-name="ACE-6" table:formula="of:=[.AB56]" office:value-type="float" office:value="8807">
            <text:p>8807</text:p>
          </table:table-cell>
          <table:table-cell table:style-name="ACE-6" table:formula="of:=[.AC56]" office:value-type="float" office:value="134">
            <text:p>134</text:p>
          </table:table-cell>
          <table:table-cell table:style-name="ACE-3" office:value-type="string">
            <text:p>Mya truncata and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8">
            <text:p>48</text:p>
          </table:table-cell>
          <table:table-cell table:style-name="ACE-3" table:formula="of:=ROUND([.M56]*0.20000000000000001;1)" office:value-type="float" office:value="9.5999999999999996">
            <text:p>9.6</text:p>
          </table:table-cell>
          <table:table-cell table:style-name="ACE-3" table:formula="of:=ROUND([.M56]*0.20000000000000001;1)" office:value-type="float" office:value="9.5999999999999996">
            <text:p>9.6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37">
            <text:p>37</text:p>
          </table:table-cell>
          <table:table-cell table:style-name="ACE-3"/>
          <table:table-cell table:style-name="ACE-3" office:value-type="float" office:value="8400">
            <text:p>840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6]/-8033))*0.97499999999999998^2/(1+[.Y56]/1000)^2" office:value-type="float" office:value="0.33409758467980949">
            <text:p>0.3341</text:p>
          </table:table-cell>
          <table:table-cell table:style-name="ACE-7" table:formula="of:=ROUND(-8033*LN([.AA56]);0)" office:value-type="float" office:value="8807">
            <text:p>8807</text:p>
          </table:table-cell>
          <table:table-cell table:style-name="ACE-7" table:formula="of:=ROUND(SQRT([.X56]^2+(16.065999999999999*[.Z56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18</text:p>
          </table:table-cell>
          <table:table-cell table:style-name="ACE-3" table:formula="of:=ROUND([.R57]+[.S57]/60;3)" office:value-type="float" office:value="73.716999999999999">
            <text:p>73.717</text:p>
          </table:table-cell>
          <table:table-cell table:style-name="ACE-3" table:formula="of:=ROUND(-([.T57]+[.U57]/60);3)" office:value-type="float" office:value="-24.617000000000001">
            <text:p>−24.617</text:p>
          </table:table-cell>
          <table:table-cell table:style-name="ACE-6" table:formula="of:=[.AB57]" office:value-type="float" office:value="9097">
            <text:p>9097</text:p>
          </table:table-cell>
          <table:table-cell table:style-name="ACE-6" table:formula="of:=[.AC57]" office:value-type="float" office:value="134">
            <text:p>134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6">
            <text:p>26</text:p>
          </table:table-cell>
          <table:table-cell table:style-name="ACE-3" table:formula="of:=ROUND([.M57]*0.20000000000000001;1)" office:value-type="float" office:value="5.2000000000000002">
            <text:p>5.2</text:p>
          </table:table-cell>
          <table:table-cell table:style-name="ACE-3" table:formula="of:=ROUND([.M57]*0.20000000000000001;1)" office:value-type="float" office:value="5.2000000000000002">
            <text:p>5.2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layered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37">
            <text:p>37</text:p>
          </table:table-cell>
          <table:table-cell table:style-name="ACE-3"/>
          <table:table-cell table:style-name="ACE-3" office:value-type="float" office:value="8690">
            <text:p>869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7]/-8033))*0.97499999999999998^2/(1+[.Y57]/1000)^2" office:value-type="float" office:value="0.32225141634074339">
            <text:p>0.3223</text:p>
          </table:table-cell>
          <table:table-cell table:style-name="ACE-7" table:formula="of:=ROUND(-8033*LN([.AA57]);0)" office:value-type="float" office:value="9097">
            <text:p>9097</text:p>
          </table:table-cell>
          <table:table-cell table:style-name="ACE-7" table:formula="of:=ROUND(SQRT([.X57]^2+(16.065999999999999*[.Z57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80</text:p>
          </table:table-cell>
          <table:table-cell table:style-name="ACE-3" table:formula="of:=ROUND([.R58]+[.S58]/60;3)" office:value-type="float" office:value="73.783000000000001">
            <text:p>73.783</text:p>
          </table:table-cell>
          <table:table-cell table:style-name="ACE-3" table:formula="of:=ROUND(-([.T58]+[.U58]/60);3)" office:value-type="float" office:value="-24.382999999999999">
            <text:p>−24.383</text:p>
          </table:table-cell>
          <table:table-cell table:style-name="ACE-6" table:formula="of:=[.AB58]" office:value-type="float" office:value="8477">
            <text:p>8477</text:p>
          </table:table-cell>
          <table:table-cell table:style-name="ACE-6" table:formula="of:=[.AC58]" office:value-type="float" office:value="105">
            <text:p>10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9">
            <text:p>39</text:p>
          </table:table-cell>
          <table:table-cell table:style-name="ACE-3" table:formula="of:=ROUND([.M58]*0.20000000000000001;1)" office:value-type="float" office:value="7.7999999999999998">
            <text:p>7.8</text:p>
          </table:table-cell>
          <table:table-cell table:style-name="ACE-3" table:formula="of:=ROUND([.M58]*0.20000000000000001;1)" office:value-type="float" office:value="7.7999999999999998">
            <text:p>7.8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layered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3">
            <text:p>23</text:p>
          </table:table-cell>
          <table:table-cell table:style-name="ACE-3"/>
          <table:table-cell table:style-name="ACE-3" office:value-type="float" office:value="8070">
            <text:p>807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8]/-8033))*0.97499999999999998^2/(1+[.Y58]/1000)^2" office:value-type="float" office:value="0.3481083085315706">
            <text:p>0.3481</text:p>
          </table:table-cell>
          <table:table-cell table:style-name="ACE-7" table:formula="of:=ROUND(-8033*LN([.AA58]);0)" office:value-type="float" office:value="8477">
            <text:p>8477</text:p>
          </table:table-cell>
          <table:table-cell table:style-name="ACE-7" table:formula="of:=ROUND(SQRT([.X58]^2+(16.065999999999999*[.Z58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381</text:p>
          </table:table-cell>
          <table:table-cell table:style-name="ACE-3" table:formula="of:=ROUND([.R59]+[.S59]/60;3)" office:value-type="float" office:value="73.882999999999996">
            <text:p>73.883</text:p>
          </table:table-cell>
          <table:table-cell table:style-name="ACE-3" table:formula="of:=ROUND(-([.T59]+[.U59]/60);3)" office:value-type="float" office:value="-24.417000000000002">
            <text:p>−24.417</text:p>
          </table:table-cell>
          <table:table-cell table:style-name="ACE-6" table:formula="of:=[.AB59]" office:value-type="float" office:value="8637">
            <text:p>8637</text:p>
          </table:table-cell>
          <table:table-cell table:style-name="ACE-6" table:formula="of:=[.AC59]" office:value-type="float" office:value="134">
            <text:p>134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5">
            <text:p>25</text:p>
          </table:table-cell>
          <table:table-cell table:style-name="ACE-3"/>
          <table:table-cell table:style-name="ACE-3" office:value-type="float" office:value="8230">
            <text:p>8230</text:p>
          </table:table-cell>
          <table:table-cell table:style-name="ACE-3" office:value-type="float" office:value="130">
            <text:p>13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59]/-8033))*0.97499999999999998^2/(1+[.Y59]/1000)^2" office:value-type="float" office:value="0.34124333796103773">
            <text:p>0.3412</text:p>
          </table:table-cell>
          <table:table-cell table:style-name="ACE-7" table:formula="of:=ROUND(-8033*LN([.AA59]);0)" office:value-type="float" office:value="8637">
            <text:p>8637</text:p>
          </table:table-cell>
          <table:table-cell table:style-name="ACE-7" table:formula="of:=ROUND(SQRT([.X59]^2+(16.065999999999999*[.Z59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19</text:p>
          </table:table-cell>
          <table:table-cell table:style-name="ACE-3" table:formula="of:=ROUND([.R60]+[.S60]/60;3)" office:value-type="float" office:value="73.917000000000002">
            <text:p>73.917</text:p>
          </table:table-cell>
          <table:table-cell table:style-name="ACE-3" table:formula="of:=ROUND(-([.T60]+[.U60]/60);3)" office:value-type="float" office:value="-25.783000000000001">
            <text:p>−25.783</text:p>
          </table:table-cell>
          <table:table-cell table:style-name="ACE-6" table:formula="of:=[.AB60]" office:value-type="float" office:value="4647">
            <text:p>4647</text:p>
          </table:table-cell>
          <table:table-cell table:style-name="ACE-6" table:formula="of:=[.AC60]" office:value-type="float" office:value="105">
            <text:p>10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.5">
            <text:p>12.5</text:p>
          </table:table-cell>
          <table:table-cell table:style-name="ACE-3" table:formula="of:=ROUND([.M60]*0.20000000000000001;1)" office:value-type="float" office:value="2.5">
            <text:p>2.5</text:p>
          </table:table-cell>
          <table:table-cell table:style-name="ACE-3" table:formula="of:=ROUND([.M60]*0.20000000000000001;1)" office:value-type="float" office:value="2.5">
            <text:p>2.5</text:p>
          </table:table-cell>
          <table:table-cell table:style-name="ACE-3" office:value-type="string">
            <text:p>Weidick1976</text:p>
          </table:table-cell>
          <table:table-cell table:style-name="ACE-3" office:value-type="string">
            <text:p>shells in marine deposi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47">
            <text:p>47</text:p>
          </table:table-cell>
          <table:table-cell table:style-name="ACE-3"/>
          <table:table-cell table:style-name="ACE-3" office:value-type="float" office:value="4240">
            <text:p>424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">
            <text:p>2</text:p>
          </table:table-cell>
          <table:table-cell table:style-name="ACE-8" table:formula="of:=(EXP([.W60]/-8033))*0.97499999999999998^2/(1+[.Y60]/1000)^2" office:value-type="float" office:value="0.56076220114408659">
            <text:p>0.5608</text:p>
          </table:table-cell>
          <table:table-cell table:style-name="ACE-7" table:formula="of:=ROUND(-8033*LN([.AA60]);0)" office:value-type="float" office:value="4647">
            <text:p>4647</text:p>
          </table:table-cell>
          <table:table-cell table:style-name="ACE-7" table:formula="of:=ROUND(SQRT([.X60]^2+(16.065999999999999*[.Z60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3">
          <table:table-cell table:number-columns-repeated="5" table:style-name="ACE-3"/>
          <table:table-cell table:number-columns-repeated="2" table:style-name="ACE-6"/>
          <table:table-cell table:number-columns-repeated="249" table:style-name="ACE-3"/>
        </table:table-row>
        <table:table-row table:style-name="AROW-3" table:number-rows-repeated="6547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9" gnm:cursor-row="1">
          <gnm:selection gnm:start-col="9" gnm:start-row="1" gnm:end-col="10" gnm:end-row="27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7T08:22:01Z</dc:date>
    <meta:creation-date>2022-10-27T08:15:17Z</meta:creation-date>
    <meta:generator>gnumeric/1.12.46</meta:generator>
  </office:meta>
</office:document-meta>
</file>